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1.793cm" table:align="left" style:writing-mode="lr-tb"/>
    </style:style>
    <style:style style:name="Table1.A" style:family="table-column">
      <style:table-column-properties style:column-width="3.591cm"/>
    </style:style>
    <style:style style:name="Table1.B" style:family="table-column">
      <style:table-column-properties style:column-width="2.002cm"/>
    </style:style>
    <style:style style:name="Table1.C" style:family="table-column">
      <style:table-column-properties style:column-width="2.099cm"/>
    </style:style>
    <style:style style:name="Table1.D" style:family="table-column">
      <style:table-column-properties style:column-width="1.909cm"/>
    </style:style>
    <style:style style:name="Table1.E" style:family="table-column">
      <style:table-column-properties style:column-width="2.193cm"/>
    </style:style>
    <style:style style:name="Table1.1" style:family="table-row">
      <style:table-row-properties style:min-row-height="0.907cm"/>
    </style:style>
    <style:style style:name="Table1.A1" style:family="table-cell">
      <style:table-cell-properties style:vertical-align="middle" fo:padding="0.176cm" fo:border="1pt solid #000000"/>
    </style:style>
    <style:style style:name="Table2" style:family="table">
      <style:table-properties style:width="11.793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59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1.909cm"/>
    </style:style>
    <style:style style:name="Table2.E" style:family="table-column">
      <style:table-column-properties style:column-width="2.193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176cm" fo:border-left="1pt solid #000000" fo:border-right="none" fo:border-top="1pt solid #000000" fo:border-bottom="1pt solid #000000" style:writing-mode="lr-tb">
        <style:background-image/>
      </style:table-cell-properties>
    </style:style>
    <style:style style:name="Table2.E1" style:family="table-cell">
      <style:table-cell-properties style:vertical-align="middle" fo:background-color="transparent" fo:padding="0.176cm" fo:border="1pt solid #000000" style:writing-mode="lr-tb">
        <style:background-image/>
      </style:table-cell-properties>
    </style:style>
    <style:style style:name="Table2.A2" style:family="table-cell">
      <style:table-cell-properties style:vertical-align="middle" fo:background-color="transparent" fo:padding="0.176cm" fo:border-left="1pt solid #000000" fo:border-right="none" fo:border-top="none" fo:border-bottom="1pt solid #000000" style:writing-mode="lr-tb">
        <style:background-image/>
      </style:table-cell-properties>
    </style:style>
    <style:style style:name="Table2.E2" style:family="table-cell">
      <style:table-cell-properties style:vertical-align="middle" fo:background-color="transparent" fo:padding="0.176cm" fo:border-left="1pt solid #000000" fo:border-right="1pt solid #000000" fo:border-top="none" fo:border-bottom="1pt solid #000000" style:writing-mode="lr-tb">
        <style:background-image/>
      </style:table-cell-properties>
    </style:style>
    <style:style style:name="Table3" style:family="table">
      <style:table-properties style:width="11.79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591cm"/>
    </style:style>
    <style:style style:name="Table3.B" style:family="table-column">
      <style:table-column-properties style:column-width="2.002cm"/>
    </style:style>
    <style:style style:name="Table3.C" style:family="table-column">
      <style:table-column-properties style:column-width="2.099cm"/>
    </style:style>
    <style:style style:name="Table3.D" style:family="table-column">
      <style:table-column-properties style:column-width="1.909cm"/>
    </style:style>
    <style:style style:name="Table3.E" style:family="table-column">
      <style:table-column-properties style:column-width="2.193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176cm" fo:border-left="1pt solid #000000" fo:border-right="none" fo:border-top="1pt solid #000000" fo:border-bottom="1pt solid #000000" style:writing-mode="lr-tb">
        <style:background-image/>
      </style:table-cell-properties>
    </style:style>
    <style:style style:name="Table3.E1" style:family="table-cell">
      <style:table-cell-properties style:vertical-align="middle" fo:background-color="transparent" fo:padding="0.176cm" fo:border="1pt solid #000000" style:writing-mode="lr-tb">
        <style:background-image/>
      </style:table-cell-properties>
    </style:style>
    <style:style style:name="Table3.A2" style:family="table-cell">
      <style:table-cell-properties style:vertical-align="middle" fo:background-color="transparent" fo:padding="0.176cm" fo:border-left="1pt solid #000000" fo:border-right="none" fo:border-top="none" fo:border-bottom="1pt solid #000000" style:writing-mode="lr-tb">
        <style:background-image/>
      </style:table-cell-properties>
    </style:style>
    <style:style style:name="Table3.E2" style:family="table-cell">
      <style:table-cell-properties style:vertical-align="middle" fo:background-color="transparent" fo:padding="0.176cm" fo:border-left="1pt solid #000000" fo:border-right="1pt solid #000000" fo:border-top="none" fo:border-bottom="1pt solid #000000" style:writing-mode="lr-tb">
        <style:background-image/>
      </style:table-cell-properties>
    </style:style>
    <style:style style:name="P1" style:family="paragraph" style:parent-style-name="Heading_20_4">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22aa9" officeooo:paragraph-rsid="00222aa9"/>
    </style:style>
    <style:style style:name="P2" style:family="paragraph" style:parent-style-name="Heading_20_4">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8605d" officeooo:paragraph-rsid="0028605d"/>
    </style:style>
    <style:style style:name="P3" style:family="paragraph" style:parent-style-name="Heading_20_4">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2f1a0" officeooo:paragraph-rsid="0032f1a0"/>
    </style:style>
    <style:style style:name="P4"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style:style>
    <style:style style:name="P5"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officeooo:paragraph-rsid="00092073"/>
    </style:style>
    <style:style style:name="P6"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officeooo:rsid="0020010d" officeooo:paragraph-rsid="0020010d"/>
    </style:style>
    <style:style style:name="P7"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16ce08" officeooo:paragraph-rsid="0016ce08"/>
    </style:style>
    <style:style style:name="P8"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0010d" officeooo:paragraph-rsid="0020010d"/>
    </style:style>
    <style:style style:name="P9" style:family="paragraph" style:parent-style-name="Heading_20_2">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422c0d" officeooo:paragraph-rsid="00422c0d"/>
    </style:style>
    <style:style style:name="P10" style:family="paragraph" style:parent-style-name="Heading_20_1">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style:style>
    <style:style style:name="P11" style:family="paragraph" style:parent-style-name="Heading_20_1">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officeooo:paragraph-rsid="00812305"/>
    </style:style>
    <style:style style:name="P12" style:family="paragraph" style:parent-style-name="Heading_20_3">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0010d" officeooo:paragraph-rsid="0020010d"/>
    </style:style>
    <style:style style:name="P13" style:family="paragraph" style:parent-style-name="Heading_20_3">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8605d" officeooo:paragraph-rsid="0028605d"/>
    </style:style>
    <style:style style:name="P14" style:family="paragraph" style:parent-style-name="Heading_20_3">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9ccaf" officeooo:paragraph-rsid="0039ccaf"/>
    </style:style>
    <style:style style:name="P15" style:family="paragraph" style:parent-style-name="Heading_20_3">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44ae97" officeooo:paragraph-rsid="0044ae97"/>
    </style:style>
    <style:style style:name="P16" style:family="paragraph" style:parent-style-name="Heading_20_3">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485ddb" officeooo:paragraph-rsid="00485ddb"/>
    </style:style>
    <style:style style:name="P17" style:family="paragraph" style:parent-style-name="Preformatted_20_Text">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22aa9" officeooo:paragraph-rsid="00222aa9"/>
    </style:style>
    <style:style style:name="P18" style:family="paragraph" style:parent-style-name="Preformatted_20_Text">
      <style:paragraph-properties fo:margin-left="0cm" fo:margin-right="0cm" fo:margin-top="0cm" fo:margin-bottom="0.4cm" loext:contextual-spacing="false" fo:line-height="150%" fo:text-align="justify" style:justify-single-word="false" fo:text-indent="0cm" style:auto-text-indent="false" style:writing-mode="lr-tb"/>
      <style:text-properties fo:color="#000000" officeooo:rsid="0028605d" officeooo:paragraph-rsid="0028605d"/>
    </style:style>
    <style:style style:name="P19" style:family="paragraph" style:parent-style-name="Preformatted_20_Text">
      <style:paragraph-properties fo:margin-left="0cm" fo:margin-right="0cm" fo:margin-top="0cm" fo:margin-bottom="0.4cm" loext:contextual-spacing="false" fo:line-height="150%" fo:text-align="justify" style:justify-single-word="false" fo:text-indent="0cm" style:auto-text-indent="false" style:writing-mode="lr-tb"/>
      <style:text-properties fo:color="#000000"/>
    </style:style>
    <style:style style:name="P20" style:family="paragraph" style:parent-style-name="Preformatted_20_Text">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8605d" officeooo:paragraph-rsid="0028605d"/>
    </style:style>
    <style:style style:name="P21" style:family="paragraph" style:parent-style-name="Preformatted_20_Text">
      <style:paragraph-properties fo:margin-left="0cm" fo:margin-right="0cm" fo:margin-top="0cm" fo:margin-bottom="0.4cm" loext:contextual-spacing="false" fo:line-height="150%" fo:text-align="justify" style:justify-single-word="false" fo:text-indent="0cm" style:auto-text-indent="false" style:writing-mode="lr-tb"/>
      <style:text-properties fo:color="#008000"/>
    </style:style>
    <style:style style:name="P22"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style:style>
    <style:style style:name="P23"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fo:font-weight="bold" style:font-weight-asian="bold"/>
    </style:style>
    <style:style style:name="P24"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officeooo:rsid="001f25f0" officeooo:paragraph-rsid="001f25f0"/>
    </style:style>
    <style:style style:name="P25"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fo:language="en" fo:country="US" officeooo:rsid="000bdea5"/>
    </style:style>
    <style:style style:name="P26"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style>
    <style:style style:name="P27"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0d3828"/>
    </style:style>
    <style:style style:name="P28"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1f25f0"/>
    </style:style>
    <style:style style:name="P29"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126983"/>
    </style:style>
    <style:style style:name="P30"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style:text-position="super 58%" fo:language="en" fo:country="US"/>
    </style:style>
    <style:style style:name="P31"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1b7e2f" officeooo:paragraph-rsid="001b7e2f"/>
    </style:style>
    <style:style style:name="P32"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20010d" officeooo:paragraph-rsid="0020010d"/>
    </style:style>
    <style:style style:name="P33"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477bb" officeooo:paragraph-rsid="003477bb"/>
    </style:style>
    <style:style style:name="P34"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9ccaf" officeooo:paragraph-rsid="0039ccaf"/>
    </style:style>
    <style:style style:name="P35"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cda69" officeooo:paragraph-rsid="003cda69"/>
    </style:style>
    <style:style style:name="P36"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80103" officeooo:paragraph-rsid="008ff5dc"/>
    </style:style>
    <style:style style:name="P37"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380103" officeooo:paragraph-rsid="00975b8c"/>
    </style:style>
    <style:style style:name="P38" style:family="paragraph" style:parent-style-name="Standard">
      <style:paragraph-properties fo:margin-left="0cm" fo:margin-right="0cm" fo:margin-top="0cm" fo:margin-bottom="0.4cm" loext:contextual-spacing="false" fo:line-height="150%" fo:text-align="justify" style:justify-single-word="false" fo:text-indent="0cm" style:auto-text-indent="false" style:writing-mode="lr-tb"/>
      <style:text-properties officeooo:rsid="008b205c" officeooo:paragraph-rsid="00975b8c"/>
    </style:style>
    <style:style style:name="P39"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style>
    <style:style style:name="P40"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20010d"/>
    </style:style>
    <style:style style:name="P41"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301e1c"/>
    </style:style>
    <style:style style:name="P42"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officeooo:paragraph-rsid="0065d9f6"/>
    </style:style>
    <style:style style:name="P43"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style:text-underline-style="none"/>
    </style:style>
    <style:style style:name="P44"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fo:font-weight="bold" style:font-weight-asian="bold" style:font-weight-complex="bold"/>
    </style:style>
    <style:style style:name="P45"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fo:font-weight="bold" officeooo:rsid="00585790" officeooo:paragraph-rsid="00585790" style:font-weight-asian="bold" style:font-weight-complex="bold"/>
    </style:style>
    <style:style style:name="P46"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Century Schoolbook" fo:font-size="11pt" fo:font-style="normal" style:text-underline-style="none" fo:font-weight="normal" officeooo:paragraph-rsid="0065d9f6" style:text-blinking="false" fo:background-color="transparent" style:font-size-asian="11pt" style:font-size-complex="11pt"/>
    </style:style>
    <style:style style:name="P47" style:family="paragraph" style:parent-style-name="Text_20_body">
      <style:paragraph-properties fo:margin-left="0cm" fo:margin-right="0cm" fo:margin-top="0cm" fo:margin-bottom="0.4cm" loext:contextual-spacing="false" fo:line-height="150%" fo:text-align="justify" style:justify-single-word="false" fo:text-indent="0cm" style:auto-text-indent="false" style:writing-mode="lr-tb"/>
      <style:text-properties fo:color="#000000" officeooo:rsid="008a0a82" officeooo:paragraph-rsid="008a0a82"/>
    </style:style>
    <style:style style:name="P48"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officeooo:rsid="005cf44c" officeooo:paragraph-rsid="005cf44c"/>
    </style:style>
    <style:style style:name="P49"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officeooo:rsid="005cf44c" officeooo:paragraph-rsid="0065d9f6"/>
    </style:style>
    <style:style style:name="P50"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style>
    <style:style style:name="P51"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officeooo:paragraph-rsid="0065d9f6"/>
    </style:style>
    <style:style style:name="P52"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39ccaf" officeooo:paragraph-rsid="0059aa51"/>
    </style:style>
    <style:style style:name="P53"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39ccaf" officeooo:paragraph-rsid="0065d9f6"/>
    </style:style>
    <style:style style:name="P54"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65e300" officeooo:paragraph-rsid="0065e300"/>
    </style:style>
    <style:style style:name="P55"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6650b1" officeooo:paragraph-rsid="006650b1"/>
    </style:style>
    <style:style style:name="P56"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6844fa" officeooo:paragraph-rsid="006844fa"/>
    </style:style>
    <style:style style:name="P57"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language="en" fo:country="US" fo:font-weight="normal" officeooo:rsid="0069bcaf" officeooo:paragraph-rsid="0069bcaf"/>
    </style:style>
    <style:style style:name="P58" style:family="paragraph" style:parent-style-name="Standard">
      <style:paragraph-properties fo:margin-left="0cm" fo:margin-right="0cm" fo:margin-top="0.4cm" fo:margin-bottom="0.4cm" loext:contextual-spacing="false" fo:line-height="150%" fo:text-align="justify" style:justify-single-word="false" fo:text-indent="0cm" style:auto-text-indent="false" style:writing-mode="lr-tb"/>
      <style:text-properties officeooo:rsid="00643b2e" officeooo:paragraph-rsid="00643b2e"/>
    </style:style>
    <style:style style:name="P59" style:family="paragraph" style:parent-style-name="Bibliography_20_1">
      <style:paragraph-properties fo:text-align="justify" style:justify-single-word="false">
        <style:tab-stops/>
      </style:paragraph-properties>
    </style:style>
    <style:style style:name="P60" style:family="paragraph" style:parent-style-name="Heading_20_1">
      <style:paragraph-properties fo:text-align="justify" style:justify-single-word="false"/>
    </style:style>
    <style:style style:name="P61" style:family="paragraph" style:parent-style-name="Text_20_body">
      <style:paragraph-properties fo:text-align="justify" style:justify-single-word="false">
        <style:tab-stops/>
      </style:paragraph-properties>
    </style:style>
    <style:style style:name="P62" style:family="paragraph" style:parent-style-name="Heading_20_2">
      <style:paragraph-properties fo:margin-top="0cm" fo:margin-bottom="0.4cm" loext:contextual-spacing="false" fo:line-height="150%" style:writing-mode="lr-tb"/>
    </style:style>
    <style:style style:name="P63" style:family="paragraph" style:parent-style-name="Standard">
      <style:text-properties officeooo:rsid="00812305" officeooo:paragraph-rsid="00812305"/>
    </style:style>
    <style:style style:name="P64" style:family="paragraph" style:parent-style-name="Standard">
      <style:text-properties officeooo:paragraph-rsid="0083e041"/>
    </style:style>
    <style:style style:name="P65" style:family="paragraph" style:parent-style-name="Title" style:master-page-name="Standard">
      <style:paragraph-properties fo:margin-left="0cm" fo:margin-right="0cm" fo:margin-top="0cm" fo:margin-bottom="0cm" loext:contextual-spacing="false" fo:line-height="100%" fo:text-align="start" style:justify-single-word="false" fo:text-indent="0cm" style:auto-text-indent="false" style:page-number="auto" style:writing-mode="lr-tb"/>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officeooo:rsid="000d3828" style:font-style-asian="italic" style:font-style-complex="italic"/>
    </style:style>
    <style:style style:name="T4" style:family="text">
      <style:text-properties fo:language="en" fo:country="US" officeooo:rsid="00089585"/>
    </style:style>
    <style:style style:name="T5" style:family="text">
      <style:text-properties fo:language="en" fo:country="US" officeooo:rsid="00092073"/>
    </style:style>
    <style:style style:name="T6" style:family="text">
      <style:text-properties fo:language="en" fo:country="US" officeooo:rsid="000c0162"/>
    </style:style>
    <style:style style:name="T7" style:family="text">
      <style:text-properties fo:language="en" fo:country="US" officeooo:rsid="000d3828"/>
    </style:style>
    <style:style style:name="T8" style:family="text">
      <style:text-properties fo:language="en" fo:country="US" fo:font-style="normal" officeooo:rsid="000d3828" style:font-style-asian="normal" style:font-style-complex="normal"/>
    </style:style>
    <style:style style:name="T9" style:family="text">
      <style:text-properties fo:language="en" fo:country="US" fo:font-style="normal" officeooo:rsid="000ee557" style:font-style-asian="normal" style:font-style-complex="normal"/>
    </style:style>
    <style:style style:name="T10" style:family="text">
      <style:text-properties fo:language="en" fo:country="US" fo:font-style="normal" officeooo:rsid="000fc17d" style:font-style-asian="normal" style:font-style-complex="normal"/>
    </style:style>
    <style:style style:name="T11" style:family="text">
      <style:text-properties fo:language="en" fo:country="US" fo:font-style="normal" officeooo:rsid="0012629c" style:font-style-asian="normal" style:font-style-complex="normal"/>
    </style:style>
    <style:style style:name="T12" style:family="text">
      <style:text-properties fo:language="en" fo:country="US" fo:font-style="normal" officeooo:rsid="00126983" style:font-style-asian="normal" style:font-style-complex="normal"/>
    </style:style>
    <style:style style:name="T13" style:family="text">
      <style:text-properties fo:language="en" fo:country="US" officeooo:rsid="001f25f0"/>
    </style:style>
    <style:style style:name="T14" style:family="text">
      <style:text-properties fo:language="en" fo:country="US" officeooo:rsid="0053f255"/>
    </style:style>
    <style:style style:name="T15" style:family="text">
      <style:text-properties style:text-position="super 58%" fo:language="en" fo:country="US"/>
    </style:style>
    <style:style style:name="T16" style:family="text">
      <style:text-properties style:font-name="Times New Roman" fo:language="en" fo:country="US" officeooo:rsid="00089585" style:font-name-complex="Times New Roman2"/>
    </style:style>
    <style:style style:name="T17" style:family="text">
      <style:text-properties officeooo:rsid="00149c22"/>
    </style:style>
    <style:style style:name="T18" style:family="text">
      <style:text-properties officeooo:rsid="0017ebdc"/>
    </style:style>
    <style:style style:name="T19" style:family="text">
      <style:text-properties officeooo:rsid="00198ca3"/>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20010d"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0010d"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0010d" style:text-blinking="false" fo:background-color="transparent" loext:char-shading-value="0" style:font-style-asian="normal" style:font-style-complex="normal"/>
    </style:style>
    <style:style style:name="T25"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8605d" style:text-blinking="false" fo:background-color="transparent" loext:char-shading-value="0" style:font-style-asian="normal" style:font-style-complex="normal"/>
    </style:style>
    <style:style style:name="T26" style:family="text">
      <style:text-properties fo:font-variant="normal" fo:text-transform="none" fo:color="#000000" style:text-line-through-style="none" style:text-line-through-type="none" style:font-name="Times New Roman1" fo:font-size="12pt" fo:language="en" fo:country="US" fo:font-style="italic" style:text-underline-style="none" fo:font-weight="normal" officeooo:rsid="0020010d"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Century Schoolbook" fo:font-size="11pt" fo:font-style="normal" style:text-underline-style="none" fo:font-weight="normal"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Century Schoolbook" fo:font-size="11pt" fo:font-style="normal" style:text-underline-style="none" fo:font-weight="normal" officeooo:rsid="005ed318"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Century Schoolbook" fo:font-size="11pt" fo:font-style="normal" style:text-underline-style="none" fo:font-weight="normal" officeooo:rsid="00606027" style:text-blinking="false" fo:background-color="transparent" loext:char-shading-value="0" style:font-size-asian="11pt" style:font-size-complex="11pt"/>
    </style:style>
    <style:style style:name="T30" style:family="text">
      <style:text-properties fo:font-variant="normal" fo:text-transform="none" fo:color="#000000" style:text-line-through-style="none" style:text-line-through-type="none" style:font-name="Century Schoolbook" fo:font-size="11pt" fo:font-style="normal" style:text-underline-style="none" fo:font-weight="normal" officeooo:rsid="00626f67"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Century Schoolbook" fo:font-size="11pt" fo:font-style="normal" style:text-underline-style="none" fo:font-weight="normal" style:text-blinking="false" fo:background-color="#ffffff" loext:char-shading-value="0" style:font-size-asian="11pt" style:font-size-complex="11pt"/>
    </style:style>
    <style:style style:name="T32" style:family="text">
      <style:text-properties fo:font-variant="normal" fo:text-transform="none" fo:color="#000000" style:text-line-through-style="none" style:text-line-through-type="none" style:font-name="Century Schoolbook" fo:font-size="11pt" fo:font-style="italic"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Century Schoolbook" fo:font-size="11pt" fo:font-style="italic" style:text-underline-style="none" fo:font-weight="normal" officeooo:rsid="0052fe9f" style:text-blinking="false" fo:background-color="transparent" loext:char-shading-value="0" style:font-size-asian="11pt" style:font-size-complex="11pt"/>
    </style:style>
    <style:style style:name="T34" style:family="text">
      <style:text-properties fo:font-variant="normal" fo:text-transform="none" fo:color="#000000" style:text-line-through-style="none" style:text-line-through-type="none" style:font-name="Century Schoolbook" fo:font-size="11pt" style:text-underline-style="none" fo:font-weight="normal" style:text-blinking="false" fo:background-color="transparent" loext:char-shading-value="0" style:font-size-asian="11pt" style:font-size-complex="11pt"/>
    </style:style>
    <style:style style:name="T35" style:family="text">
      <style:text-properties fo:color="#000000"/>
    </style:style>
    <style:style style:name="T36" style:family="text">
      <style:text-properties fo:color="#000000" fo:font-style="italic" style:font-style-asian="italic" style:font-style-complex="italic"/>
    </style:style>
    <style:style style:name="T37" style:family="text">
      <style:text-properties fo:color="#000000" fo:font-style="italic" officeooo:rsid="0023b274" style:font-style-asian="italic" style:font-style-complex="italic"/>
    </style:style>
    <style:style style:name="T38" style:family="text">
      <style:text-properties fo:color="#000000" officeooo:rsid="0023b274"/>
    </style:style>
    <style:style style:name="T39" style:family="text">
      <style:text-properties fo:color="#000000" officeooo:rsid="0024c51c"/>
    </style:style>
    <style:style style:name="T40" style:family="text">
      <style:text-properties fo:color="#000000" officeooo:rsid="002a43f5"/>
    </style:style>
    <style:style style:name="T41" style:family="text">
      <style:text-properties fo:color="#000000" officeooo:rsid="002a7040"/>
    </style:style>
    <style:style style:name="T42" style:family="text">
      <style:text-properties fo:color="#000000" officeooo:rsid="002d70f6"/>
    </style:style>
    <style:style style:name="T43" style:family="text">
      <style:text-properties fo:color="#000000" officeooo:rsid="002e6240"/>
    </style:style>
    <style:style style:name="T44" style:family="text">
      <style:text-properties fo:color="#000000" officeooo:rsid="00301e1c"/>
    </style:style>
    <style:style style:name="T45" style:family="text">
      <style:text-properties fo:color="#000000" style:text-underline-style="none"/>
    </style:style>
    <style:style style:name="T46" style:family="text">
      <style:text-properties fo:color="#000000" style:text-underline-style="none" officeooo:rsid="0049ca89"/>
    </style:style>
    <style:style style:name="T47" style:family="text">
      <style:text-properties fo:color="#000000" officeooo:rsid="0041e9de"/>
    </style:style>
    <style:style style:name="T48" style:family="text">
      <style:text-properties fo:color="#000000" officeooo:rsid="00430f24"/>
    </style:style>
    <style:style style:name="T49" style:family="text">
      <style:text-properties fo:color="#000000" officeooo:rsid="00437af4"/>
    </style:style>
    <style:style style:name="T50" style:family="text">
      <style:text-properties fo:color="#008000"/>
    </style:style>
    <style:style style:name="T51" style:family="text">
      <style:text-properties fo:color="#008000" officeooo:rsid="002d70f6"/>
    </style:style>
    <style:style style:name="T52" style:family="text">
      <style:text-properties officeooo:rsid="00352b21"/>
    </style:style>
    <style:style style:name="T53" style:family="text">
      <style:text-properties officeooo:rsid="003bd185"/>
    </style:style>
    <style:style style:name="T54" style:family="text">
      <style:text-properties officeooo:rsid="003d9b32"/>
    </style:style>
    <style:style style:name="T55" style:family="text">
      <style:text-properties officeooo:rsid="00407794"/>
    </style:style>
    <style:style style:name="T56" style:family="text">
      <style:text-properties officeooo:rsid="0044f779"/>
    </style:style>
    <style:style style:name="T57" style:family="text">
      <style:text-properties officeooo:rsid="00453f46"/>
    </style:style>
    <style:style style:name="T58" style:family="text">
      <style:text-properties officeooo:rsid="0046ca27"/>
    </style:style>
    <style:style style:name="T59" style:family="text">
      <style:text-properties officeooo:rsid="004734aa"/>
    </style:style>
    <style:style style:name="T60" style:family="text">
      <style:text-properties officeooo:rsid="004deb47"/>
    </style:style>
    <style:style style:name="T61" style:family="text">
      <style:text-properties fo:font-style="normal" officeooo:rsid="00585790" style:font-style-asian="normal" style:font-style-complex="normal"/>
    </style:style>
    <style:style style:name="T62" style:family="text">
      <style:text-properties fo:font-style="normal" officeooo:rsid="00594d4f" style:font-style-asian="normal" style:font-style-complex="normal"/>
    </style:style>
    <style:style style:name="T63" style:family="text">
      <style:text-properties fo:font-style="normal" officeooo:rsid="0065e300" style:font-style-asian="normal" style:font-style-complex="normal"/>
    </style:style>
    <style:style style:name="T64" style:family="text">
      <style:text-properties fo:font-style="normal" officeooo:rsid="0083e041" style:font-style-asian="normal" style:font-style-complex="normal"/>
    </style:style>
    <style:style style:name="T65" style:family="text">
      <style:text-properties fo:font-style="normal" officeooo:rsid="0085c898" style:font-style-asian="normal" style:font-style-complex="normal"/>
    </style:style>
    <style:style style:name="T66" style:family="text">
      <style:text-properties fo:font-style="italic" style:font-style-asian="italic" style:font-style-complex="italic"/>
    </style:style>
    <style:style style:name="T67" style:family="text">
      <style:text-properties fo:font-style="italic" officeooo:rsid="00585790" style:font-style-asian="italic" style:font-style-complex="italic"/>
    </style:style>
    <style:style style:name="T68" style:family="text">
      <style:text-properties fo:font-style="italic" officeooo:rsid="00594d4f" style:font-style-asian="italic" style:font-style-complex="italic"/>
    </style:style>
    <style:style style:name="T69" style:family="text">
      <style:text-properties fo:font-style="italic" officeooo:rsid="0065e300" style:font-style-asian="italic" style:font-style-complex="italic"/>
    </style:style>
    <style:style style:name="T70" style:family="text">
      <style:text-properties fo:font-style="italic" officeooo:rsid="0083e041" style:font-style-asian="italic" style:font-style-complex="italic"/>
    </style:style>
    <style:style style:name="T71" style:family="text">
      <style:text-properties fo:font-style="italic" officeooo:rsid="0085c898" style:font-style-asian="italic" style:font-style-complex="italic"/>
    </style:style>
    <style:style style:name="T72" style:family="text">
      <style:text-properties officeooo:rsid="00594d4f"/>
    </style:style>
    <style:style style:name="T73" style:family="text">
      <style:text-properties officeooo:rsid="005cf44c"/>
    </style:style>
    <style:style style:name="T74" style:family="text">
      <style:text-properties officeooo:rsid="0065e300"/>
    </style:style>
    <style:style style:name="T75" style:family="text">
      <style:text-properties officeooo:rsid="006650b1"/>
    </style:style>
    <style:style style:name="T76" style:family="text">
      <style:text-properties officeooo:rsid="0069bcaf"/>
    </style:style>
    <style:style style:name="T77" style:family="text">
      <style:text-properties officeooo:rsid="006c2da7"/>
    </style:style>
    <style:style style:name="T78" style:family="text">
      <style:text-properties officeooo:rsid="006e7e43"/>
    </style:style>
    <style:style style:name="T79" style:family="text">
      <style:text-properties officeooo:rsid="006f4dfa"/>
    </style:style>
    <style:style style:name="T80" style:family="text">
      <style:text-properties officeooo:rsid="00709edd"/>
    </style:style>
    <style:style style:name="T81" style:family="text">
      <style:text-properties officeooo:rsid="007de652"/>
    </style:style>
    <style:style style:name="T82" style:family="text">
      <style:text-properties officeooo:rsid="007f9bbd"/>
    </style:style>
    <style:style style:name="T83" style:family="text">
      <style:text-properties officeooo:rsid="0083e041"/>
    </style:style>
    <style:style style:name="T84" style:family="text">
      <style:text-properties officeooo:rsid="008b205c"/>
    </style:style>
    <style:style style:name="T85" style:family="text">
      <style:text-properties officeooo:rsid="008eb051"/>
    </style:style>
    <style:style style:name="T86" style:family="text">
      <style:text-properties officeooo:rsid="008ff5dc"/>
    </style:style>
    <style:style style:name="T87" style:family="text">
      <style:text-properties officeooo:rsid="00990f1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 Stochastic Agent-based Model for Mangrove Forest Regrowth</text:p>
      <text:p text:style-name="P22"/>
      <text:p text:style-name="P26"><text:span text:style-name="T1">Andrew Vince Lorbis</text:span><text:span text:style-name="T15">1</text:span></text:p>
      <text:p text:style-name="P26"><text:span text:style-name="T1">Vincent Paul Fiestada</text:span><text:span text:style-name="T15">2</text:span></text:p>
      <text:p text:style-name="P26"><text:span text:style-name="T1">Adviser: Vena Pearl Bongolan, Ph.D.</text:span><text:span text:style-name="T15">3</text:span></text:p>
      <text:p text:style-name="P23">Department of Computer Science</text:p>
      <text:p text:style-name="P23">University of the Philippines Diliman</text:p>
      <text:p text:style-name="P30"/>
      <text:p text:style-name="P26"><text:span text:style-name="T15">1</text:span><text:span text:style-name="T1">aalorbis@up.edu.ph</text:span></text:p>
      <text:p text:style-name="P26"><text:span text:style-name="T15">2</text:span><text:span text:style-name="T1">vffiestada@up.edu.ph</text:span></text:p>
      <text:p text:style-name="P26"><text:span text:style-name="T15">3</text:span><text:span text:style-name="T1">vabongolan@dcs.upd.edu.ph</text:span></text:p>
      <text:h text:style-name="P10" text:outline-level="1">Abstract</text:h>
      <text:p text:style-name="P26"><text:span text:style-name="T1">Mangrove forests along tropical coastlines frequently suffer severe damage due to storms. The mangrove trees are extremely sensitive to environmental stressors such as water salinity and tidal inundation. We propose an agent-based model for the prediction of the regenerative behavior of mangrove stands consisting of the native species and the planted or non-native species in a fragmented habitat, with the use of spatiotemporal colored noise for stochastic seedling dispersal. This study aims to model accurately the growth of mangrove populations while experiencing said factors and subject to storm damage. It uses </text:span><text:soft-page-break/><text:span text:style-name="T1">Salmo and Juanico's agent-based model for mangrove growth, along with García-Ojalvo, Sancho, and Ramírez-Piscina's algorithm for spatiotemporal colored noise. Stochastic experiments were carried out in a shoreline habitat with an existing native population (</text:span><text:span text:style-name="T2">Avicennia</text:span><text:span text:style-name="T1"> and </text:span><text:span text:style-name="T2">Sonneratia</text:span><text:span text:style-name="T1">) of varying ages and a larger population of planted, </text:span><text:span text:style-name="T14">non-native </text:span><text:span text:style-name="T1">seedlings (</text:span><text:span text:style-name="T2">Rhizophora</text:span><text:span text:style-name="T1">). </text:span></text:p>
      <text:p text:style-name="P26"><text:span text:style-name="T1">A sensitivity analysis shows that in a run lasting 5000 days, there are two outcomes depending on what variable is varying in the growth equation. When either of the allometric parameters</text:span><text:span text:style-name="T1"><draw:frame draw:style-name="fr1" draw:name="1" text:anchor-type="as-char" svg:y="-0.377cm" svg:width="0.459cm" svg:height="0.467cm" draw:z-index="0"><draw:object xlink:href="./Object 2" xlink:type="simple" xlink:show="embed" xlink:actuate="onLoad"/><draw:image xlink:href="./ObjectReplacements/Object 2" xlink:type="simple" xlink:show="embed" xlink:actuate="onLoad"/></draw:frame></text:span><text:span text:style-name="T1">or </text:span><text:span text:style-name="T1"><draw:frame draw:style-name="fr2" draw:name="2" text:anchor-type="as-char" svg:width="0.46cm" svg:height="0.467cm" draw:z-index="1"><draw:object xlink:href="./Object 4" xlink:type="simple" xlink:show="embed" xlink:actuate="onLoad"/><draw:image xlink:href="./ObjectReplacements/Object 4" xlink:type="simple" xlink:show="embed" xlink:actuate="onLoad"/></draw:frame></text:span><text:span text:style-name="T1"> (related to tree height and crown radius) are varying, the native species dominates the environment, with both species taking roughly 3.5 years for trees to recover from storms. When everything is constant, or </text:span><text:span text:style-name="T1"><draw:frame draw:style-name="fr2" draw:name="3" text:anchor-type="as-char" svg:width="0.425cm" svg:height="0.467cm" draw:z-index="2"><draw:object xlink:href="./Object 6" xlink:type="simple" xlink:show="embed" xlink:actuate="onLoad"/><draw:image xlink:href="./ObjectReplacements/Object 6" xlink:type="simple" xlink:show="embed" xlink:actuate="onLoad"/></draw:frame></text:span><text:span text:style-name="T1"> (allometric parameter related to maximum height) is varying, the non-native species dominates the environment. </text:span></text:p>
      <text:p text:style-name="P22">In a Monte Carlo experiment wherein the allometric parameters, correlation time and diffusion rate (both used in the spatiotemporal colored noise associated with seedling dispersal chance) are varying, the native species dominates nearly 77% of the time with an average recovery time of 3.98 years.</text:p>
      <text:h text:style-name="P10" text:outline-level="1">Introduction</text:h>
      <text:h text:style-name="P5" text:outline-level="2">Background</text:h>
      <text:p text:style-name="P26"><text:span text:style-name="T1">According to the National Oceanic and Atmospheric Administration, Mangroves are trees and shrubs that live in the coastal intertidal zone. The root system of mangrove forests serve as a habitat to various aquatic organisms. Mangroves are used in </text:span><text:span text:style-name="T4">flavoring</text:span><text:span text:style-name="T1"> agents, textiles, housing, and more. </text:span></text:p>
      <text:p text:style-name="P26"><text:span text:style-name="T1">Mangrove seedlings can </text:span><text:span text:style-name="T4">float</text:span><text:span text:style-name="T1"> and take root once it </text:span><text:span text:style-name="T4">finds</text:span><text:span text:style-name="T1"> ground, and can disperse and grow far away from parent tree. Some species have seeds that develop while still attached to the parent plant, and break </text:span><text:span text:style-name="T16">off</text:span><text:span text:style-name="T1"> afterwards. Some mangroves have been known to live for more than 100 years. However, most trees will never reach this age because of various factors affecting mangrove growth and mortality. These include tidal inundation, salinity, competition between other mangroves, and storms.</text:span></text:p>
      <text:h text:style-name="P4" text:outline-level="2"><text:soft-page-break/>Problem Statement</text:h>
      <text:p text:style-name="P26"><text:span text:style-name="T1">There is a need for a stochastic model that can predict the regenerative behavior of single and </text:span><text:span text:style-name="T4">multi-species</text:span><text:span text:style-name="T1"> mangrove forests in a fragmented habitat. Such a model is required to improve the decision-making process in conservation efforts. An agent-based model allows for complex interactions and behavior to arise from simple agents following relatively simple rules.</text:span></text:p>
      <text:p text:style-name="P31"><text:span text:style-name="T1">This improves upon work previously done by Ang and Mariano and builds on a model of mangrove growth proposed by Salmo and Juanico </text:span><text:span text:style-name="T1"><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text:span><text:span text:style-name="T1">.</text:span></text:p>
      <text:h text:style-name="P4" text:outline-level="2">Significance of the Study</text:h>
      <text:p text:style-name="P22">Coastal mangrove forests <text:span text:style-name="T17">are constantly under the threat of storms and human encroachment. A model can be used for better planning and decision-making among environmental conservationists. It can be used to compare the potential results of planting one species over another, planting multiple species, or planting at different sites.</text:span></text:p>
      <text:h text:style-name="P10" text:outline-level="1">Review of Related Literature</text:h>
      <text:h text:style-name="P4" text:outline-level="2">Mangroves as Crucial and Fragile Species</text:h>
      <text:p text:style-name="P27"><text:span text:style-name="T1">Mangroves are </text:span><text:span text:style-name="T5">several families of woody plants that live in areas where land meets water in tropical and subtropical regions. They can be found in salty and brackish waters, such as coastlines and swamps. </text:span><text:span text:style-name="T6">Mangroves are a highly diverse group of plants, each uniquely suited to their own environment. </text:span><text:span text:style-name="T7">Indeed, there is a significant amount of intra- and inter-species genetic variability among mangroves </text:span><text:span text:style-name="T7"><text:bibliography-mark text:identifier="Kathiresan and Bingham, 2001" text:bibliography-type="book" text:author="K. Kathiresan;  B.L. Bingham" text:booktitle="Advances in marine biology" text:editor=" Alan Southward; Craig Young; Lee Fuiman; Paul Tyler" text:pages="81-251" text:publisher="Academic Press" text:title="Biology of mangroves and mangrove ecosystems" text:volume="40" text:year="2001" text:isbn="9780080915869">[2]</text:bibliography-mark></text:span><text:span text:style-name="T5">.</text:span><text:span text:style-name="T6"> </text:span></text:p>
      <text:p text:style-name="P27"><text:span text:style-name="T7">They, along with many kinds of bacteria, fungi, plants, animals and other organisms form the </text:span><text:span text:style-name="T3">mangal </text:span><text:span text:style-name="T8">or mangrove ecosystem. </text:span><text:span text:style-name="T9">Mangroves are a vital part of these communities and the ecosystems formed by them. They have several ecological benefits including serving as a habitat fish, carbon sequestration, protection of shorelines, and </text:span><text:span text:style-name="T10">nutrient regulation </text:span><text:span text:style-name="T10"><text:bibliography-mark text:identifier="Lee, et al., 2014" text:bibliography-type="article" text:author="Lee, S.Y.; Primavera, J.H.; Dahdouh-Guebas, F.; McKee, K.; Bosire,J.O.; Cannicci, S.; Diele, K.; Fromard, F.; Koedam, N.; Marchand, C.;Mendelssohn, I.; Mukherjee, N.; Record, S." text:publisher="Global Ecol" text:title=" Ecological role andservices of tropical mangrove ecosystems: a reassessment" text:year="2014">[3]</text:bibliography-mark></text:span><text:span text:style-name="T10">. </text:span><text:span text:style-name="T11">Mangrove-associated flora and fauna include algae, sea grasses, saltmarsh plants, sponges, <text:s/></text:span><text:soft-page-break/><text:span text:style-name="T11">nematodes, prawns, shrimp, crabs, dragonflies, bees, ants, shipworms, and fish—to name a few </text:span><text:span text:style-name="T11"><text:bibliography-mark text:identifier="Kathiresan and Bingham, 2001" text:bibliography-type="book" text:author="K. Kathiresan;  B.L. Bingham" text:booktitle="Advances in marine biology" text:editor=" Alan Southward; Craig Young; Lee Fuiman; Paul Tyler" text:pages="81-251" text:publisher="Academic Press" text:title="Biology of mangroves and mangrove ecosystems" text:volume="40" text:year="2001" text:isbn="9780080915869">[2]</text:bibliography-mark></text:span><text:span text:style-name="T11">.</text:span></text:p>
      <text:p text:style-name="P29"><text:span text:style-name="T11">G</text:span><text:span text:style-name="T12">lobal warming and other anthropogenic hazards have caused mangrove populations to decline significantly and continuously in recent years. Coastal woodlands and disappearing the fastest in developing countries, where close to 90% of mangroves are found </text:span><text:span text:style-name="T12"><text:bibliography-mark text:identifier="Kavanagh, 2007" text:bibliography-type="book" text:author="Etta Kavanagh" text:booktitle="Science" text:month="July" text:pages="41-43" text:publisher="American Association for Advancement of Science" text:title="A world without mangroves?" text:volume="317" text:year="2007">[4]</text:bibliography-mark></text:span><text:span text:style-name="T12">. This endangers not only the mangroves, but a whole swath of other organisms dependent on them for the survival of their ecosystems.</text:span></text:p>
      <text:h text:style-name="P7" text:outline-level="2">Block Disturbance and Fragmented Habitat</text:h>
      <text:p text:style-name="Standard">In the Block Disturbance model by <text:span text:style-name="T18">Hiebeler</text:span> <text:bibliography-mark text:identifier="Hiebeler, 2000" text:bibliography-type="journal" text:author="David Hiebeler" text:journal="Ecology" text:number="81" text:publisher="Ecological Society of America" text:series="6" text:title="Populations on fragmented landscapes with spatially structured heterogeneities: landscape generation and local dispersal" text:year="2000">[5]</text:bibliography-mark>, agents are placed in an environment consisting of a lattice of tiles that individuals can occupy, and periodic disturbances which cause their death. This model can be <text:span text:style-name="T19">used for</text:span> storms (which is a Poisson process) that occur randomly to damage the mangrove populations. Every time a storm occurs, an area in the mangrove forest is more heavily damaged than other areas. This randomness could be likened to the <text:span text:style-name="T18">different</text:span> paths a storm or typhoon can take while passing through the <text:span text:style-name="T19">coastal woodlands.</text:span></text:p>
      <text:h text:style-name="P62" text:outline-level="2">Genera<text:span text:style-name="T81">tion of Spatiotemporal Colored Noise</text:span></text:h>
      <text:p text:style-name="P64"><text:span text:style-name="T82">External colored noises may influence field systems, including diffusion processes. Ornstein-Uhlenbeck processes are a simple and commonly-used category of nonwhite noise whose evolution is governed by the differential equation </text:span><text:span text:style-name="T82"><text:bibliography-mark text:identifier="Ojalvo, 1992" text:bibliography-type="journal" text:author="Garcia-Ojalvo, J.; Sancho, J. M.; Ramirez-Piscina, L." text:journal="Physical Review A" text:number="8" text:pages="4670-4675" text:publisher="American Physical Society" text:series="46" text:title="Generation of spatiotemporal colored noise" text:year="1992">[6]</text:bibliography-mark></text:span><text:span text:style-name="T82">.</text:span></text:p>
      <text:p text:style-name="P64"><draw:frame draw:style-name="fr1" draw:name="Object27" text:anchor-type="as-char" svg:y="-0.619cm" svg:width="6.376cm" svg:height="0.776cm" draw:z-index="3"><draw:object xlink:href="./Object 30" xlink:type="simple" xlink:show="embed" xlink:actuate="onLoad"/><draw:image xlink:href="./ObjectReplacements/Object 30" xlink:type="simple" xlink:show="embed" xlink:actuate="onLoad"/><svg:desc>formula</svg:desc></draw:frame></text:p>
      <text:p text:style-name="P63">where <draw:frame draw:style-name="fr1" draw:name="Object28" text:anchor-type="as-char" svg:y="-0.386cm" svg:width="0.998cm" svg:height="0.508cm" draw:z-index="4"><draw:object xlink:href="./Object 31" xlink:type="simple" xlink:show="embed" xlink:actuate="onLoad"/><draw:image xlink:href="./ObjectReplacements/Object 31" xlink:type="simple" xlink:show="embed" xlink:actuate="onLoad"/></draw:frame>is a white noise term. <draw:frame draw:style-name="fr1" draw:name="Object29" text:anchor-type="as-char" svg:y="-0.22cm" svg:width="0.43cm" svg:height="0.245cm" draw:z-index="23"><draw:object xlink:href="./Object 32" xlink:type="simple" xlink:show="embed" xlink:actuate="onLoad"/><draw:image xlink:href="./ObjectReplacements/Object 32" xlink:type="simple" xlink:show="embed" xlink:actuate="onLoad"/></draw:frame><text:span text:style-name="T83">is the </text:span><text:span text:style-name="T70">correlation time </text:span><text:span text:style-name="T64">and </text:span><text:span text:style-name="T64"><draw:frame draw:style-name="fr1" draw:name="Object30" text:anchor-type="as-char" svg:y="-0.316cm" svg:width="0.462cm" svg:height="0.34cm" draw:z-index="27"><draw:object xlink:href="./Object 33" xlink:type="simple" xlink:show="embed" xlink:actuate="onLoad"/><draw:image xlink:href="./ObjectReplacements/Object 33" xlink:type="simple" xlink:show="embed" xlink:actuate="onLoad"/></draw:frame></text:span><text:span text:style-name="T65">is the </text:span><text:span text:style-name="T71">correlation length.</text:span></text:p>
      <text:h text:style-name="P11" text:outline-level="1"><text:soft-page-break/>Methodology</text:h>
      <text:h text:style-name="P4" text:outline-level="2">Model Overview</text:h>
      <text:p text:style-name="P24">To create the model, we draw heavily on an existing mathematical model of mangrove growth by Salmo and Juanico <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 and make improvements to an agent-based implementation by Ang and Mariano <text:bibliography-mark text:identifier="Ang and Mariano" text:bibliography-type="mastersthesis" text:author="Ang, F.; Mariano, J.; Castro, K.; Bongolan, V. Ph.D.; Salmo, S. III Ph.D." text:title="An agent-based model of post-disaster mangrove forest regrowth" text:year="2016">[7]</text:bibliography-mark>. Stochasticity has been added by generating spatiotemporal colored noise for seedling dispersal; spatial inheritance is simulated by a variance in allometric attributes of individual mangrove agents. The model is implemented in NetLogo and allows for a high level of customization. </text:p>
      <text:p text:style-name="P28"><text:span text:style-name="T13">Other improvements include differentiation among the recruitment of viviparous species and increased resistance to storm damage among clustered trees. </text:span><text:bookmark text:name="docs-internal-guid-2b0e87ca-9dfa-1211-79b5-26749db174ce"/><text:span text:style-name="T20">What follows are the design concepts and details of the proposed model </text:span><text:span text:style-name="T21">and a description of the Monte Carlo simulations conducted using the model.</text:span></text:p>
      <text:h text:style-name="P6" text:outline-level="2">Purpose</text:h>
      <text:p text:style-name="P40"><text:bookmark text:name="docs-internal-guid-2b0e87ca-9dfa-f289-ab56-2e47d890e412"/><text:span text:style-name="T23">The model aims to be a generalized model of growth or regeneration of a hetero-specific mangrove forest in a fragmented habitat. In particular, the </text:span><text:span text:style-name="T26">Avicennia, Sonneratia, </text:span><text:span text:style-name="T24">and </text:span><text:span text:style-name="T26">Rhizophora </text:span><text:span text:style-name="T24">species are investigated in a virtual analog of </text:span><text:span text:style-name="T25">the Bangrin Marine Protected Area</text:span><text:span text:style-name="T24"> in Bani, Pangasinan.</text:span></text:p>
      <text:h text:style-name="P8" text:outline-level="2">Entities, State Variables, and Scales</text:h>
      <text:h text:style-name="P12" text:outline-level="3">Agents/Individuals</text:h>
      <text:p text:style-name="P32"><text:bookmark text:name="docs-internal-guid-2b0e87ca-9dfc-fb26-3417-c8525ae97799"/><text:span text:style-name="T20">The main agent being modeled is the mangrove plant. These mangrove agents have a single state variable that determines their growth and maturity: the diameter at breast height of the mangrove, which we will refer to as</text:span><text:span text:style-name="T22"><draw:frame draw:style-name="fr1" draw:name="Object1" text:anchor-type="as-char" svg:y="-0.377cm" svg:width="0.547cm" svg:height="0.467cm" draw:z-index="28"><draw:object xlink:href="./Object 1" xlink:type="simple" xlink:show="embed" xlink:actuate="onLoad"/><draw:image xlink:href="./ObjectReplacements/Object 1" xlink:type="simple" xlink:show="embed" xlink:actuate="onLoad"/></draw:frame></text:span><text:span text:style-name="T20">. Empirical data can be used to allometrically relate D to other factors such as tree height and weight </text:span><text:span text:style-name="T22"><text:bibliography-mark text:identifier="Hiebeler, 2000" text:bibliography-type="journal" text:author="David Hiebeler" text:journal="Ecology" text:number="81" text:publisher="Ecological Society of America" text:series="6" text:title="Populations on fragmented landscapes with spatially structured heterogeneities: landscape generation and local dispersal" text:year="2000">[5]</text:bibliography-mark></text:span><text:span text:style-name="T20">.</text:span></text:p>
      <text:h text:style-name="P1" text:outline-level="4"><text:soft-page-break/>Agent Classification</text:h>
      <text:p text:style-name="P17"><text:span text:style-name="T35">Agents can be classified in two ways: by species and by maturity. As the model deals with hetero-specific forests, the behavior of mangrove agents is modified by species-specific parameters. Mangroves are also divided into maturity levels. In Ang and Mariano </text:span><text:span text:style-name="T35"><text:bibliography-mark text:identifier="Ang and Mariano" text:bibliography-type="mastersthesis" text:author="Ang, F.; Mariano, J.; Castro, K.; Bongolan, V. Ph.D.; Salmo, S. III Ph.D." text:title="An agent-based model of post-disaster mangrove forest regrowth" text:year="2016">[7]</text:bibliography-mark></text:span><text:span text:style-name="T35">, there were three maturity levels (dependent on</text:span><text:span text:style-name="T35"><draw:frame draw:style-name="fr1" draw:name="Object2" text:anchor-type="as-char" svg:y="-0.377cm" svg:width="0.547cm" svg:height="0.467cm" draw:z-index="29"><draw:object xlink:href="./Object 3" xlink:type="simple" xlink:show="embed" xlink:actuate="onLoad"/><draw:image xlink:href="./ObjectReplacements/Object 3" xlink:type="simple" xlink:show="embed" xlink:actuate="onLoad"/></draw:frame></text:span><text:span text:style-name="T35">) ranging from seedling to tree, with different mortality rates tied to each maturity level per species. </text:span></text:p>
      <text:p text:style-name="P17"><text:span text:style-name="T35">Instead, we forego the species-specific mortality rates. The chances that a tree will die from natural causes is now tied solely to its</text:span><text:span text:style-name="T39"><draw:frame draw:style-name="fr1" draw:name="Object7" text:anchor-type="as-char" svg:y="-0.377cm" svg:width="0.547cm" svg:height="0.467cm" draw:z-index="37"><draw:object xlink:href="./Object 10" xlink:type="simple" xlink:show="embed" xlink:actuate="onLoad"/><draw:image xlink:href="./ObjectReplacements/Object 10" xlink:type="simple" xlink:show="embed" xlink:actuate="onLoad"/></draw:frame></text:span><text:span text:style-name="T39">. </text:span><text:span text:style-name="T35">In </text:span><text:span text:style-name="T35"><text:bibliography-mark text:identifier="Ang and Mariano" text:bibliography-type="mastersthesis" text:author="Ang, F.; Mariano, J.; Castro, K.; Bongolan, V. Ph.D.; Salmo, S. III Ph.D." text:title="An agent-based model of post-disaster mangrove forest regrowth" text:year="2016">[7]</text:bibliography-mark></text:span><text:span text:style-name="T35">, </text:span><text:span text:style-name="T36">Sonneratia</text:span><text:span text:style-name="T35"> and </text:span><text:span text:style-name="T36">Avicennia</text:span><text:span text:style-name="T35"> trees (with </text:span><text:span text:style-name="T35"><draw:frame draw:style-name="fr1" draw:name="Object3" text:anchor-type="as-char" svg:y="-0.377cm" svg:width="1.115cm" svg:height="0.467cm" draw:z-index="5"><draw:object xlink:href="./Object 5" xlink:type="simple" xlink:show="embed" xlink:actuate="onLoad"/><draw:image xlink:href="./ObjectReplacements/Object 5" xlink:type="simple" xlink:show="embed" xlink:actuate="onLoad"/><svg:desc>formula</svg:desc></draw:frame></text:span><text:span text:style-name="T38">cm)</text:span><text:span text:style-name="T35"> had a 0.166 chance of dying from natural causes; for saplings (</text:span><text:span text:style-name="T50"><draw:frame draw:style-name="fr1" draw:name="Object4" text:anchor-type="as-char" svg:y="-0.386cm" svg:width="2.111cm" svg:height="0.508cm" draw:z-index="6"><draw:object xlink:href="./Object 7" xlink:type="simple" xlink:show="embed" xlink:actuate="onLoad"/><draw:image xlink:href="./ObjectReplacements/Object 7" xlink:type="simple" xlink:show="embed" xlink:actuate="onLoad"/></draw:frame></text:span><text:span text:style-name="T35">), it was 0.2, and for seedlings (</text:span><text:span text:style-name="T50"><draw:frame draw:style-name="fr1" draw:name="Object5" text:anchor-type="as-char" svg:y="-0.386cm" svg:width="2.432cm" svg:height="0.508cm" draw:z-index="7"><draw:object xlink:href="./Object 8" xlink:type="simple" xlink:show="embed" xlink:actuate="onLoad"/><draw:image xlink:href="./ObjectReplacements/Object 8" xlink:type="simple" xlink:show="embed" xlink:actuate="onLoad"/></draw:frame></text:span><text:span text:style-name="T35">), it was 0.4. </text:span><text:span text:style-name="T37">Rhizophora</text:span><text:span text:style-name="T35"> had slightly higher mortality rates for each maturity level. The same general trend of higher mortality for less mature plants is followed all mangroves. In the present model, we obtain a Lagrange interpolated mortality rate from these values, so that a plant's chances of dying from natural causes gradually but steadily declines as its</text:span><text:span text:style-name="T50"><draw:frame draw:style-name="fr1" draw:name="Object6" text:anchor-type="as-char" svg:y="-0.377cm" svg:width="0.547cm" svg:height="0.467cm" draw:z-index="8"><draw:object xlink:href="./Object 9" xlink:type="simple" xlink:show="embed" xlink:actuate="onLoad"/><draw:image xlink:href="./ObjectReplacements/Object 9" xlink:type="simple" xlink:show="embed" xlink:actuate="onLoad"/></draw:frame></text:span><text:span text:style-name="T35">increases.</text:span></text:p>
      <text:h text:style-name="P13" text:outline-level="3">Spatial Units</text:h>
      <text:p text:style-name="P18">The model simulates mangrove agents in a closed patch grid consisting of some land area and sea area, separated by an arbitrarily shaped coast.</text:p>
      <text:h text:style-name="P2" text:outline-level="4">Coastal Distance</text:h>
      <text:p text:style-name="P18">Salinity and tidal inundation responses are approximately dependent on distance from the coast. The farther from the coast a patch is, the less inundated and the less saline it should be due to having less exposure to seawater.</text:p>
      <text:p text:style-name="P19">Each patch thus has a specific inundation and salinity effect to the growth of the mangrove plant on it.</text:p>
      <text:h text:style-name="P13" text:outline-level="3"><text:soft-page-break/>Variables</text:h>
      <text:p text:style-name="P20"><text:span text:style-name="T35">The model's determination of individual mangrove growth follows </text:span><text:span text:style-name="T40">the </text:span><text:span text:style-name="T35">differential equation proposed by </text:span><text:span text:style-name="T40">Salmo and Juanico </text:span><text:span text:style-name="T40"><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text:span><text:span text:style-name="T35">. The deterministic change in </text:span><text:span text:style-name="T41">D</text:span><text:span text:style-name="T35"> with respect to time is as follows:</text:span></text:p>
      <text:p text:style-name="P21"><draw:frame draw:style-name="fr1" draw:name="Object8" text:anchor-type="as-char" svg:y="-0.739cm" svg:width="11.709cm" svg:height="1.295cm" draw:z-index="9"><draw:object xlink:href="./Object 11" xlink:type="simple" xlink:show="embed" xlink:actuate="onLoad"/><draw:image xlink:href="./ObjectReplacements/Object 11" xlink:type="simple" xlink:show="embed" xlink:actuate="onLoad"/></draw:frame></text:p>
      <text:p text:style-name="P39"><text:span text:style-name="T35"><draw:frame draw:style-name="fr1" draw:name="Object9" text:anchor-type="as-char" svg:y="-0.215cm" svg:width="0.482cm" svg:height="0.242cm" draw:z-index="10"><draw:object xlink:href="./Object 12" xlink:type="simple" xlink:show="embed" xlink:actuate="onLoad"/><draw:image xlink:href="./ObjectReplacements/Object 12" xlink:type="simple" xlink:show="embed" xlink:actuate="onLoad"/></draw:frame></text:span><text:span text:style-name="T35"> - </text:span><text:span text:style-name="T45">allometric</text:span><text:span text:style-name="T35"> constant relating D to tree height</text:span></text:p>
      <text:p text:style-name="P39"><text:span text:style-name="T35"><draw:frame draw:style-name="fr1" draw:name="Object10" text:anchor-type="as-char" svg:y="-0.31cm" svg:width="0.432cm" svg:height="0.418cm" draw:z-index="11"><draw:object xlink:href="./Object 13" xlink:type="simple" xlink:show="embed" xlink:actuate="onLoad"/><draw:image xlink:href="./ObjectReplacements/Object 13" xlink:type="simple" xlink:show="embed" xlink:actuate="onLoad"/></draw:frame></text:span><text:span text:style-name="T35"> - </text:span><text:span text:style-name="T45">allometric</text:span><text:span text:style-name="T35"> constant relating D to crown radius</text:span></text:p>
      <text:p text:style-name="P39"><text:span text:style-name="T50"><draw:frame draw:style-name="fr1" draw:name="Object11" text:anchor-type="as-char" svg:y="-0.305cm" svg:width="0.524cm" svg:height="0.326cm" draw:z-index="12"><draw:object xlink:href="./Object 14" xlink:type="simple" xlink:show="embed" xlink:actuate="onLoad"/><draw:image xlink:href="./ObjectReplacements/Object 14" xlink:type="simple" xlink:show="embed" xlink:actuate="onLoad"/></draw:frame></text:span><text:span text:style-name="T35"> - conversion factor that harmonizes both sides of the equation</text:span></text:p>
      <text:p text:style-name="P39"><text:span text:style-name="T50"><draw:frame draw:style-name="fr1" draw:name="Object12" text:anchor-type="as-char" svg:y="-0.219cm" svg:width="0.474cm" svg:height="0.326cm" draw:z-index="13"><draw:object xlink:href="./Object 15" xlink:type="simple" xlink:show="embed" xlink:actuate="onLoad"/><draw:image xlink:href="./ObjectReplacements/Object 15" xlink:type="simple" xlink:show="embed" xlink:actuate="onLoad"/></draw:frame></text:span><text:span text:style-name="T35"> - species-specific constant related to maximum height</text:span></text:p>
      <text:p text:style-name="P39"><text:span text:style-name="T50"><draw:frame draw:style-name="fr1" draw:name="Object13" text:anchor-type="as-char" svg:y="-0.377cm" svg:width="0.982cm" svg:height="0.531cm" draw:z-index="14"><draw:object xlink:href="./Object 16" xlink:type="simple" xlink:show="embed" xlink:actuate="onLoad"/><draw:image xlink:href="./ObjectReplacements/Object 16" xlink:type="simple" xlink:show="embed" xlink:actuate="onLoad"/></draw:frame></text:span><text:span text:style-name="T35"> - species-specific constant indicating maximum attainable D</text:span></text:p>
      <text:p text:style-name="P39"><text:span text:style-name="T50"><draw:frame draw:style-name="fr1" draw:name="Object14" text:anchor-type="as-char" svg:y="-0.386cm" svg:width="1.522cm" svg:height="0.508cm" draw:z-index="15"><draw:object xlink:href="./Object 17" xlink:type="simple" xlink:show="embed" xlink:actuate="onLoad"/><draw:image xlink:href="./ObjectReplacements/Object 17" xlink:type="simple" xlink:show="embed" xlink:actuate="onLoad"/></draw:frame></text:span><text:span text:style-name="T35"> - response to salinity</text:span></text:p>
      <text:p text:style-name="P39"><text:span text:style-name="T50"><draw:frame draw:style-name="fr1" draw:name="Object15" text:anchor-type="as-char" svg:y="-0.386cm" svg:width="1.498cm" svg:height="0.508cm" draw:z-index="16"><draw:object xlink:href="./Object 18" xlink:type="simple" xlink:show="embed" xlink:actuate="onLoad"/><draw:image xlink:href="./ObjectReplacements/Object 18" xlink:type="simple" xlink:show="embed" xlink:actuate="onLoad"/></draw:frame></text:span><text:span text:style-name="T35"> - response to inundation</text:span></text:p>
      <text:p text:style-name="P39"><text:span text:style-name="T35"><draw:frame draw:style-name="fr1" draw:name="Object16" text:anchor-type="as-char" svg:y="-0.386cm" svg:width="1.589cm" svg:height="0.508cm" draw:z-index="17"><draw:object xlink:href="./Object 19" xlink:type="simple" xlink:show="embed" xlink:actuate="onLoad"/><draw:image xlink:href="./ObjectReplacements/Object 19" xlink:type="simple" xlink:show="embed" xlink:actuate="onLoad"/></draw:frame></text:span><text:span text:style-name="T35">- response to competition from nearby mangroves</text:span></text:p>
      <text:p text:style-name="P47">Salmo and Juanico also provide formulas for calculating the responses to salinity, tidal inundation and competition from patch values and neighborhood characteristics. The authors have left these unchanged.</text:p>
      <text:p text:style-name="P41"><text:span text:style-name="T35">The </text:span><text:span text:style-name="T42">allometric parameters</text:span><text:span text:style-name="T51"><draw:frame draw:style-name="fr1" draw:name="Object17" text:anchor-type="as-char" svg:y="-0.215cm" svg:width="0.482cm" svg:height="0.242cm" draw:z-index="18"><draw:object xlink:href="./Object 20" xlink:type="simple" xlink:show="embed" xlink:actuate="onLoad"/><draw:image xlink:href="./ObjectReplacements/Object 20" xlink:type="simple" xlink:show="embed" xlink:actuate="onLoad"/><svg:desc>formula</svg:desc></draw:frame></text:span><text:span text:style-name="T42">, </text:span><text:span text:style-name="T42"><draw:frame draw:style-name="fr1" draw:name="Object18" text:anchor-type="as-char" svg:y="-0.31cm" svg:width="0.432cm" svg:height="0.418cm" draw:z-index="19"><draw:object xlink:href="./Object 21" xlink:type="simple" xlink:show="embed" xlink:actuate="onLoad"/><draw:image xlink:href="./ObjectReplacements/Object 21" xlink:type="simple" xlink:show="embed" xlink:actuate="onLoad"/><svg:desc>formula</svg:desc></draw:frame></text:span><text:span text:style-name="T42">and </text:span><text:span text:style-name="T42"><draw:frame draw:style-name="fr1" draw:name="Object19" text:anchor-type="as-char" svg:y="-0.219cm" svg:width="0.474cm" svg:height="0.326cm" draw:z-index="20"><draw:object xlink:href="./Object 22" xlink:type="simple" xlink:show="embed" xlink:actuate="onLoad"/><draw:image xlink:href="./ObjectReplacements/Object 22" xlink:type="simple" xlink:show="embed" xlink:actuate="onLoad"/><svg:desc>formula</svg:desc></draw:frame></text:span><text:span text:style-name="T35">will be species-specific but will also vary randomly among individuals of the same species. The values will be inherited directly by seedlings </text:span><text:span text:style-name="T43">and will simulate fitness and spatial inheritance, as optimal values for each patch should be selected for. </text:span><text:span text:style-name="T44">Spatial inheritance is</text:span><text:span text:style-name="T43"> a phenomenon in which genetically related individuals “inherit” a habitat or continue to thrive in an area for multiple generations. This occurs when organisms do not disperse far and become highly suited to an area </text:span><text:span text:style-name="T43"><text:bibliography-mark text:identifier="Schauber, et al., 2007" text:bibliography-type="journal" text:author="Schauber, E.; Goodwin, B.; Jones, C.; Ostfeld, R." text:journal="Ecology" text:number="5" text:pages="1112-1118" text:publisher="Ecological Society of America" text:series="88" text:title="Spatial selection and inheritance: applying evolutionary concepts to population dynamics in heterogeneous space" text:year="2007">[8]</text:bibliography-mark></text:span><text:span text:style-name="T43">. </text:span></text:p>
      <text:h text:style-name="P3" text:outline-level="4"><text:soft-page-break/>Recruitment</text:h>
      <text:p text:style-name="P33">Each unoccupied, livable patch has a chance of recruiting a seedling. Initially, the chances of recruitment is zero for all patches. When a mangrove reaches maturity (becomes a tree with diameter of at least 5 cm), the recruitment chance for its patch <text:span text:style-name="T52">becomes 0.5. The recruitment chance</text:span><text:span text:style-name="T52"><draw:frame draw:style-name="fr1" draw:name="Object31" text:anchor-type="as-char" svg:y="-0.298cm" svg:width="0.547cm" svg:height="0.319cm" draw:z-index="38"><draw:object xlink:href="./Object 34" xlink:type="simple" xlink:show="embed" xlink:actuate="onLoad"/><draw:image xlink:href="./ObjectReplacements/Object 34" xlink:type="simple" xlink:show="embed" xlink:actuate="onLoad"/></draw:frame></text:span><text:span text:style-name="T52">for all other patches changes as governed by the following equation.</text:span></text:p>
      <text:p text:style-name="P33"><draw:frame draw:style-name="fr1" draw:name="Object32" text:anchor-type="as-char" svg:y="-0.619cm" svg:width="5.041cm" svg:height="0.998cm" draw:z-index="21"><draw:object xlink:href="./Object 35" xlink:type="simple" xlink:show="embed" xlink:actuate="onLoad"/><draw:image xlink:href="./ObjectReplacements/Object 35" xlink:type="simple" xlink:show="embed" xlink:actuate="onLoad"/></draw:frame><text:span text:style-name="T87">with</text:span><draw:frame draw:style-name="fr1" draw:name="Object38" text:anchor-type="as-char" svg:y="-0.377cm" svg:width="1.252cm" svg:height="0.531cm" draw:z-index="22"><draw:object xlink:href="./Object 41" xlink:type="simple" xlink:show="embed" xlink:actuate="onLoad"/><draw:image xlink:href="./ObjectReplacements/Object 41" xlink:type="simple" xlink:show="embed" xlink:actuate="onLoad"/></draw:frame></text:p>
      <text:p text:style-name="P36"><text:span text:style-name="T85">Here,</text:span> <draw:frame draw:style-name="fr1" draw:name="Object20" text:anchor-type="as-char" svg:y="-0.215cm" svg:width="0.577cm" svg:height="0.37cm" draw:z-index="30"><draw:object xlink:href="./Object 23" xlink:type="simple" xlink:show="embed" xlink:actuate="onLoad"/><draw:image xlink:href="./ObjectReplacements/Object 23" xlink:type="simple" xlink:show="embed" xlink:actuate="onLoad"/></draw:frame>is a white noise term <text:span text:style-name="T86">that follows Brownian motion.</text:span> <text:span text:style-name="T86">It</text:span> can be easily generated independently for each patch for every step<draw:frame draw:style-name="fr1" draw:name="Object34" text:anchor-type="as-char" svg:y="-0.377cm" svg:width="0.326cm" svg:height="0.467cm" draw:z-index="31"><draw:object xlink:href="./Object 37" xlink:type="simple" xlink:show="embed" xlink:actuate="onLoad"/><draw:image xlink:href="./ObjectReplacements/Object 37" xlink:type="simple" xlink:show="embed" xlink:actuate="onLoad"/><svg:desc>formula</svg:desc></draw:frame>of the simulation. <text:span text:style-name="T86">For each patch, </text:span></text:p>
      <text:p text:style-name="P36"><draw:frame draw:style-name="fr1" draw:name="Object36" text:anchor-type="as-char" svg:y="-0.386cm" svg:width="4.339cm" svg:height="0.54cm" draw:z-index="32"><draw:object xlink:href="./Object 39" xlink:type="simple" xlink:show="embed" xlink:actuate="onLoad"/><draw:image xlink:href="./ObjectReplacements/Object 39" xlink:type="simple" xlink:show="embed" xlink:actuate="onLoad"/></draw:frame><text:span text:style-name="T87">with</text:span><draw:frame draw:style-name="fr1" draw:name="Object37" text:anchor-type="as-char" svg:y="-0.377cm" svg:width="1.207cm" svg:height="0.531cm" draw:z-index="33"><draw:object xlink:href="./Object 40" xlink:type="simple" xlink:show="embed" xlink:actuate="onLoad"/><draw:image xlink:href="./ObjectReplacements/Object 40" xlink:type="simple" xlink:show="embed" xlink:actuate="onLoad"/></draw:frame></text:p>
      <text:p text:style-name="P37"><text:s/><draw:frame draw:style-name="fr1" draw:name="Object33" text:anchor-type="as-char" svg:y="-0.437cm" svg:width="2.976cm" svg:height="0.591cm" draw:z-index="39"><draw:object xlink:href="./Object 36" xlink:type="simple" xlink:show="embed" xlink:actuate="onLoad"/><draw:image xlink:href="./ObjectReplacements/Object 36" xlink:type="simple" xlink:show="embed" xlink:actuate="onLoad"/></draw:frame><text:span text:style-name="T84">can be approximated using the finite difference method. For the boundaries, we may assume that recruitment does not occur (this is not such a big problem since the map used is bounded by water and area not part of the coastal woodlands). At step </text:span><text:span text:style-name="T84"><draw:frame draw:style-name="fr1" draw:name="Object39" text:anchor-type="as-char" svg:y="-0.377cm" svg:width="0.326cm" svg:height="0.467cm" draw:z-index="40"><draw:object xlink:href="./Object 42" xlink:type="simple" xlink:show="embed" xlink:actuate="onLoad"/><draw:image xlink:href="./ObjectReplacements/Object 42" xlink:type="simple" xlink:show="embed" xlink:actuate="onLoad"/></draw:frame></text:span><text:span text:style-name="T84">of the simulation, let the recruitment chance at a livable, unoccupied patch </text:span><text:span text:style-name="T84"><draw:frame draw:style-name="fr1" draw:name="Object40" text:anchor-type="as-char" svg:y="-0.377cm" svg:width="0.817cm" svg:height="0.467cm" draw:z-index="41"><draw:object xlink:href="./Object 43" xlink:type="simple" xlink:show="embed" xlink:actuate="onLoad"/><draw:image xlink:href="./ObjectReplacements/Object 43" xlink:type="simple" xlink:show="embed" xlink:actuate="onLoad"/></draw:frame></text:span><text:span text:style-name="T84">be</text:span></text:p>
      <text:p text:style-name="P37"><draw:frame draw:style-name="fr1" draw:name="Object41" text:anchor-type="as-char" svg:y="-0.803cm" svg:width="15.921cm" svg:height="1.334cm" draw:z-index="42"><draw:object xlink:href="./Object 44" xlink:type="simple" xlink:show="embed" xlink:actuate="onLoad"/><draw:image xlink:href="./ObjectReplacements/Object 44" xlink:type="simple" xlink:show="embed" xlink:actuate="onLoad"/></draw:frame></text:p>
      <text:p text:style-name="P38">The values for the correlation time and length are varied throughout the experiments.</text:p>
      <text:h text:style-name="P14" text:outline-level="3">Process Overview</text:h>
      <text:p text:style-name="P26">The simulation is initialized by creating the virtual environment (with salinity and inundation values calculated for each patch using their distance from the sea) and planting the initial populations or mangroves.</text:p>
      <text:p text:style-name="P34">During each step, a Poisson-distributed random time interval <draw:frame draw:style-name="fr1" draw:name="Object21" text:anchor-type="as-char" svg:y="-0.377cm" svg:width="0.566cm" svg:height="0.467cm" draw:z-index="34"><draw:object xlink:href="./Object 24" xlink:type="simple" xlink:show="embed" xlink:actuate="onLoad"/><draw:image xlink:href="./ObjectReplacements/Object 24" xlink:type="simple" xlink:show="embed" xlink:actuate="onLoad"/></draw:frame><text:span text:style-name="T54">with a mean of 1 day </text:span>is generated as per <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 Each agent/mangrove grows in diameter according to the growth <text:soft-page-break/>equation and proportionally to<draw:frame draw:style-name="fr1" draw:name="Object22" text:anchor-type="as-char" svg:y="-0.377cm" svg:width="0.609cm" svg:height="0.467cm" draw:z-index="35"><draw:object xlink:href="./Object 25" xlink:type="simple" xlink:show="embed" xlink:actuate="onLoad"/><draw:image xlink:href="./ObjectReplacements/Object 25" xlink:type="simple" xlink:show="embed" xlink:actuate="onLoad"/></draw:frame>; <text:span text:style-name="T53">that is, the change in diameter during a step in the simulation is calculated as</text:span><text:span text:style-name="T53"><draw:frame draw:style-name="fr1" draw:name="Object23" text:anchor-type="as-char" svg:y="-0.619cm" svg:width="2.124cm" svg:height="0.998cm" draw:z-index="36"><draw:object xlink:href="./Object 26" xlink:type="simple" xlink:show="embed" xlink:actuate="onLoad"/><draw:image xlink:href="./ObjectReplacements/Object 26" xlink:type="simple" xlink:show="embed" xlink:actuate="onLoad"/><svg:desc>formula</svg:desc></draw:frame></text:span><text:span text:style-name="T53">.</text:span></text:p>
      <text:p text:style-name="P35">During the same step, the recruitment chance for each patch is recalculated. A randomly selected mangrove may die from “natural causes”, with a probability dependent on its maturity. <text:span text:style-name="T55">A randomly selected patch may also recruit a new seedling dependent on its recruitment chance. </text:span></text:p>
      <text:p text:style-name="P39"><text:span text:style-name="T35">Storms also occur as a </text:span><text:span text:style-name="T45">Poisson</text:span><text:span text:style-name="T35"> process. Each </text:span><text:span text:style-name="T47">mature tree</text:span><text:span text:style-name="T35">, irrespective of species, has a probability of dying equal to</text:span><text:span text:style-name="T35"><draw:frame draw:style-name="fr1" draw:name="Object24" text:anchor-type="as-char" svg:y="-0.377cm" svg:width="1.506cm" svg:height="0.467cm" draw:z-index="24"><draw:object xlink:href="./Object 27" xlink:type="simple" xlink:show="embed" xlink:actuate="onLoad"/><draw:image xlink:href="./ObjectReplacements/Object 27" xlink:type="simple" xlink:show="embed" xlink:actuate="onLoad"/><svg:desc>formula</svg:desc></draw:frame></text:span><text:span text:style-name="T35">, where</text:span><text:span text:style-name="T35"><draw:frame draw:style-name="fr1" draw:name="Object25" text:anchor-type="as-char" svg:y="-0.377cm" svg:width="0.423cm" svg:height="0.467cm" draw:z-index="25"><draw:object xlink:href="./Object 28" xlink:type="simple" xlink:show="embed" xlink:actuate="onLoad"/><draw:image xlink:href="./ObjectReplacements/Object 28" xlink:type="simple" xlink:show="embed" xlink:actuate="onLoad"/><svg:desc>formula</svg:desc></draw:frame></text:span><text:span text:style-name="T35">is a parameter of the simulation and</text:span><text:span text:style-name="T35"><draw:frame draw:style-name="fr1" draw:name="Object26" text:anchor-type="as-char" svg:y="-0.377cm" svg:width="0.422cm" svg:height="0.467cm" draw:z-index="26"><draw:object xlink:href="./Object 29" xlink:type="simple" xlink:show="embed" xlink:actuate="onLoad"/><draw:image xlink:href="./ObjectReplacements/Object 29" xlink:type="simple" xlink:show="embed" xlink:actuate="onLoad"/></draw:frame></text:span><text:span text:style-name="T35">is the number of </text:span><text:span text:style-name="T45">neighboring</text:span><text:span text:style-name="T35"> trees within the focal tree's </text:span><text:span text:style-name="T47">field of neighborhood</text:span><text:span text:style-name="T35">. Smaller plants have a </text:span><text:span text:style-name="T47">0.1</text:span><text:span text:style-name="T35"> chance of dying.</text:span></text:p>
      <text:h text:style-name="P9" text:outline-level="2">Design Concepts</text:h>
      <text:p text:style-name="P43"><text:span text:style-name="T49">Storms and death</text:span><text:span text:style-name="T48"> are</text:span><text:span text:style-name="T35"> both modeled as natural Poisson processes with varying rates depending on species and maturity. </text:span><text:span text:style-name="T49">Seedling dispersal is modeled as diffusion using spatiotemporal colored noise.</text:span></text:p>
      <text:h text:style-name="P15" text:outline-level="3">Emergence <text:span text:style-name="T59">and Adaptation</text:span></text:h>
      <text:p text:style-name="P39">The model <text:span text:style-name="T56">can</text:span> simulate the emergence of a naturally-selected population of mangroves over several generations, affected by both the fragmentation of the mangrove forest (plants are not uniformly distributed) and the properties of the plants themselves. It will thus be able to take in<text:span text:style-name="T57">to</text:span> account the effects of having multiple species and an arbitrary landscape.</text:p>
      <text:p text:style-name="P39">The variations in the properties of each individual agent or plant, as well as the tendency for plants that are more fit to <text:span text:style-name="T58">survive longer and</text:span> have more offspring will simulate spatial selection within the population. </text:p>
      <text:h text:style-name="P16" text:outline-level="3">Interaction</text:h>
      <text:p text:style-name="P39"><text:span text:style-name="T45">Plant agents interact with each other by competing for resources, which affects growth, and thus also influences mortality rates. The more neighbors around it a plant has, the slower it </text:span><text:soft-page-break/><text:span text:style-name="T45">should grow, and thus the greater the chances of it dying during each step. </text:span><text:span text:style-name="T46">However</text:span><text:span text:style-name="T45">, having more neighbors also reduces the mortality rate of the tree during storms, since having more neighbors distributes the force and damage inflicted by the storm.</text:span></text:p>
      <text:h text:style-name="P10" text:outline-level="1">Results and Discussion</text:h>
      <text:p text:style-name="P39"><text:bookmark text:name="docs-internal-guid-2b0e87ca-9e4d-c8bb-acdb-418e3a688828"/>A sensitivity analysis was <text:span text:style-name="T60">conducted. Simulations were run for 5000 steps.</text:span> The number of blocks in the block disturbance model and the allometric parameters are all varied in a simulation of 100 runs.</text:p>
      <text:p text:style-name="P44">Native <text:span text:style-name="T61">(</text:span><text:span text:style-name="T67">Avicennia </text:span><text:span text:style-name="T61">&amp; </text:span><text:span text:style-name="T67">Sonneratia</text:span><text:span text:style-name="T61">)</text:span> Regeneration <text:span text:style-name="T73">Time (in Year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8">Storm Strength</text:p>
          </table:table-cell>
          <table:table-cell table:style-name="Table1.A1" office:value-type="string">
            <text:p text:style-name="P50">0 </text:p>
          </table:table-cell>
          <table:table-cell table:style-name="Table1.A1" office:value-type="string">
            <text:p text:style-name="P50">1</text:p>
          </table:table-cell>
          <table:table-cell table:style-name="Table1.A1" office:value-type="string">
            <text:p text:style-name="P50">2</text:p>
          </table:table-cell>
          <table:table-cell table:style-name="Table1.A1" office:value-type="string">
            <text:p text:style-name="P50">3</text:p>
          </table:table-cell>
        </table:table-row>
        <table:table-row>
          <table:table-cell table:style-name="Table1.A1" office:value-type="string">
            <text:p text:style-name="P50"><text:span text:style-name="T73">Vary </text:span>Alpha</text:p>
          </table:table-cell>
          <table:table-cell table:style-name="Table1.A1" office:value-type="string">
            <text:p text:style-name="P48">5.2967</text:p>
          </table:table-cell>
          <table:table-cell table:style-name="Table1.A1" office:value-type="string">
            <text:p text:style-name="P50"><text:span text:style-name="T73">5.7689</text:span> </text:p>
          </table:table-cell>
          <table:table-cell table:style-name="Table1.A1" office:value-type="string">
            <text:p text:style-name="P50"><text:span text:style-name="T73">5.4555</text:span> </text:p>
          </table:table-cell>
          <table:table-cell table:style-name="Table1.A1" office:value-type="string">
            <text:p text:style-name="P48">3.5801</text:p>
          </table:table-cell>
        </table:table-row>
        <table:table-row>
          <table:table-cell table:style-name="Table1.A1" office:value-type="string">
            <text:p text:style-name="P50"><text:span text:style-name="T73">Vary </text:span>Beta</text:p>
          </table:table-cell>
          <table:table-cell table:style-name="Table1.A1" office:value-type="string">
            <text:p text:style-name="P48">5.4425</text:p>
          </table:table-cell>
          <table:table-cell table:style-name="Table1.A1" office:value-type="string">
            <text:p text:style-name="P50"><text:span text:style-name="T73">5.8638</text:span> </text:p>
          </table:table-cell>
          <table:table-cell table:style-name="Table1.A1" office:value-type="string">
            <text:p text:style-name="P50"><text:span text:style-name="T73">6.1561</text:span> </text:p>
          </table:table-cell>
          <table:table-cell table:style-name="Table1.A1" office:value-type="string">
            <text:p text:style-name="P48">3.6421</text:p>
          </table:table-cell>
        </table:table-row>
        <table:table-row>
          <table:table-cell table:style-name="Table1.A1" office:value-type="string">
            <text:p text:style-name="P50"><text:span text:style-name="T73">Vary </text:span>Gamma</text:p>
          </table:table-cell>
          <table:table-cell table:style-name="Table1.A1" office:value-type="string">
            <text:p text:style-name="P48">5.2692</text:p>
          </table:table-cell>
          <table:table-cell table:style-name="Table1.A1" office:value-type="string">
            <text:p text:style-name="P48">4.8554</text:p>
          </table:table-cell>
          <table:table-cell table:style-name="Table1.A1" office:value-type="string">
            <text:p text:style-name="P50"><text:span text:style-name="T73">2.4394</text:span> </text:p>
          </table:table-cell>
          <table:table-cell table:style-name="Table1.A1" office:value-type="string">
            <text:p text:style-name="P50">0.8263</text:p>
          </table:table-cell>
        </table:table-row>
        <table:table-row>
          <table:table-cell table:style-name="Table1.A1" office:value-type="string">
            <text:p text:style-name="P48">All Constant</text:p>
          </table:table-cell>
          <table:table-cell table:style-name="Table1.A1" office:value-type="string">
            <text:p text:style-name="P48">4.6465</text:p>
          </table:table-cell>
          <table:table-cell table:style-name="Table1.A1" office:value-type="string">
            <text:p text:style-name="P48">5.1117</text:p>
          </table:table-cell>
          <table:table-cell table:style-name="Table1.A1" office:value-type="string">
            <text:p text:style-name="P48">2.1420</text:p>
          </table:table-cell>
          <table:table-cell table:style-name="Table1.A1" office:value-type="string">
            <text:p text:style-name="P48">0.8167</text:p>
          </table:table-cell>
        </table:table-row>
      </table:table>
      <text:p text:style-name="P39"/>
      <text:p text:style-name="P45">Planted <text:span text:style-name="T72">(</text:span><text:span text:style-name="T68">Rhizophora</text:span><text:span text:style-name="T62">)</text:span> Regeneration <text:span text:style-name="T73">Time (in Year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8">Storm Strength</text:p>
          </table:table-cell>
          <table:table-cell table:style-name="Table2.A1" office:value-type="string">
            <text:p text:style-name="P52">0 </text:p>
          </table:table-cell>
          <table:table-cell table:style-name="Table2.A1" office:value-type="string">
            <text:p text:style-name="P52">1</text:p>
          </table:table-cell>
          <table:table-cell table:style-name="Table2.A1" office:value-type="string">
            <text:p text:style-name="P52">2</text:p>
          </table:table-cell>
          <table:table-cell table:style-name="Table2.E1" office:value-type="string">
            <text:p text:style-name="P52">3</text:p>
          </table:table-cell>
        </table:table-row>
        <table:table-row table:style-name="Table2.1">
          <table:table-cell table:style-name="Table2.A2" office:value-type="string">
            <text:p text:style-name="P50"><text:span text:style-name="T73">Vary </text:span>Alpha</text:p>
          </table:table-cell>
          <table:table-cell table:style-name="Table2.A2" office:value-type="string">
            <text:p text:style-name="P52">3.608</text:p>
          </table:table-cell>
          <table:table-cell table:style-name="Table2.A2" office:value-type="string">
            <text:p text:style-name="P52">3.5814 </text:p>
          </table:table-cell>
          <table:table-cell table:style-name="Table2.A2" office:value-type="string">
            <text:p text:style-name="P52">3.5319 </text:p>
          </table:table-cell>
          <table:table-cell table:style-name="Table2.E2" office:value-type="string">
            <text:p text:style-name="P52">3.5801</text:p>
          </table:table-cell>
        </table:table-row>
        <table:table-row table:style-name="Table2.1">
          <table:table-cell table:style-name="Table2.A2" office:value-type="string">
            <text:p text:style-name="P50"><text:span text:style-name="T73">Vary </text:span>Beta</text:p>
          </table:table-cell>
          <table:table-cell table:style-name="Table2.A2" office:value-type="string">
            <text:p text:style-name="P52">4.1360</text:p>
          </table:table-cell>
          <table:table-cell table:style-name="Table2.A2" office:value-type="string">
            <text:p text:style-name="P52">3.5378 </text:p>
          </table:table-cell>
          <table:table-cell table:style-name="Table2.A2" office:value-type="string">
            <text:p text:style-name="P52">3.5349 </text:p>
          </table:table-cell>
          <table:table-cell table:style-name="Table2.E2" office:value-type="string">
            <text:p text:style-name="P52">3.6421</text:p>
          </table:table-cell>
        </table:table-row>
        <table:table-row table:style-name="Table2.1">
          <table:table-cell table:style-name="Table2.A2" office:value-type="string">
            <text:p text:style-name="P50"><text:span text:style-name="T73">Vary </text:span>Gamma</text:p>
          </table:table-cell>
          <table:table-cell table:style-name="Table2.A2" office:value-type="string">
            <text:p text:style-name="P52">2.5837</text:p>
          </table:table-cell>
          <table:table-cell table:style-name="Table2.A2" office:value-type="string">
            <text:p text:style-name="P52">2.5142</text:p>
          </table:table-cell>
          <table:table-cell table:style-name="Table2.A2" office:value-type="string">
            <text:p text:style-name="P52">2.6025 </text:p>
          </table:table-cell>
          <table:table-cell table:style-name="Table2.E2" office:value-type="string">
            <text:p text:style-name="P52">0.8263</text:p>
          </table:table-cell>
        </table:table-row>
        <table:table-row table:style-name="Table2.1">
          <table:table-cell table:style-name="Table2.A2" office:value-type="string">
            <text:p text:style-name="P48">All Constant</text:p>
          </table:table-cell>
          <table:table-cell table:style-name="Table2.A2" office:value-type="string">
            <text:p text:style-name="P52">2.5160</text:p>
          </table:table-cell>
          <table:table-cell table:style-name="Table2.A2" office:value-type="string">
            <text:p text:style-name="P52">2.1776</text:p>
          </table:table-cell>
          <table:table-cell table:style-name="Table2.A2" office:value-type="string">
            <text:p text:style-name="P52">2.7602</text:p>
          </table:table-cell>
          <table:table-cell table:style-name="Table2.E2" office:value-type="string">
            <text:p text:style-name="P52">2.9600</text:p>
          </table:table-cell>
        </table:table-row>
      </table:table>
      <text:p text:style-name="P58">The dominant population at the end of each configuration was also recorded, with the results summarized in the table below. <text:span text:style-name="T74">N indicates the native </text:span><text:span text:style-name="T69">Avicennia &amp; Sonneratia </text:span><text:span text:style-name="T63">population dominated, while P indicates the planted </text:span><text:span text:style-name="T69">Rhizophora</text:span><text:span text:style-name="T63"> population dominated. The number in the parentheses indicate how frequently this occurred, since each configuration was repeated multiple times.</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49">Storm Strength</text:p>
          </table:table-cell>
          <table:table-cell table:style-name="Table3.A1" office:value-type="string">
            <text:p text:style-name="P53">0 </text:p>
          </table:table-cell>
          <table:table-cell table:style-name="Table3.A1" office:value-type="string">
            <text:p text:style-name="P53">1</text:p>
          </table:table-cell>
          <table:table-cell table:style-name="Table3.A1" office:value-type="string">
            <text:p text:style-name="P53">2</text:p>
          </table:table-cell>
          <table:table-cell table:style-name="Table3.E1" office:value-type="string">
            <text:p text:style-name="P53">3</text:p>
          </table:table-cell>
        </table:table-row>
        <table:table-row table:style-name="Table3.1">
          <table:table-cell table:style-name="Table3.A2" office:value-type="string">
            <text:p text:style-name="P51"><text:span text:style-name="T73">Vary </text:span>Alpha</text:p>
          </table:table-cell>
          <table:table-cell table:style-name="Table3.A2" office:value-type="string">
            <text:p text:style-name="P54">N (90%)</text:p>
          </table:table-cell>
          <table:table-cell table:style-name="Table3.A2" office:value-type="string">
            <text:p text:style-name="P53"><text:span text:style-name="T74">N (99%)</text:span> </text:p>
          </table:table-cell>
          <table:table-cell table:style-name="Table3.A2" office:value-type="string">
            <text:p text:style-name="P53"><text:span text:style-name="T75">N (90%)</text:span> </text:p>
          </table:table-cell>
          <table:table-cell table:style-name="Table3.E2" office:value-type="string">
            <text:p text:style-name="P55">N (71%)</text:p>
          </table:table-cell>
        </table:table-row>
        <table:table-row table:style-name="Table3.1">
          <table:table-cell table:style-name="Table3.A2" office:value-type="string">
            <text:p text:style-name="P51"><text:span text:style-name="T73">Vary </text:span>Beta</text:p>
          </table:table-cell>
          <table:table-cell table:style-name="Table3.A2" office:value-type="string">
            <text:p text:style-name="P55">N (93%)</text:p>
          </table:table-cell>
          <table:table-cell table:style-name="Table3.A2" office:value-type="string">
            <text:p text:style-name="P53"><text:span text:style-name="T75">N (100%)</text:span> </text:p>
          </table:table-cell>
          <table:table-cell table:style-name="Table3.A2" office:value-type="string">
            <text:p text:style-name="P53"><text:span text:style-name="T75">N (97%)</text:span> </text:p>
          </table:table-cell>
          <table:table-cell table:style-name="Table3.E2" office:value-type="string">
            <text:p text:style-name="P55">N (72%)</text:p>
          </table:table-cell>
        </table:table-row>
        <table:table-row table:style-name="Table3.1">
          <table:table-cell table:style-name="Table3.A2" office:value-type="string">
            <text:p text:style-name="P51"><text:span text:style-name="T73">Vary </text:span>Gamma</text:p>
          </table:table-cell>
          <table:table-cell table:style-name="Table3.A2" office:value-type="string">
            <text:p text:style-name="P56">N(100%)</text:p>
          </table:table-cell>
          <table:table-cell table:style-name="Table3.A2" office:value-type="string">
            <text:p text:style-name="P57">N (98%)</text:p>
          </table:table-cell>
          <table:table-cell table:style-name="Table3.A2" office:value-type="string">
            <text:p text:style-name="P53"><text:span text:style-name="T76">N (76%)</text:span> </text:p>
          </table:table-cell>
          <table:table-cell table:style-name="Table3.E2" office:value-type="string">
            <text:p text:style-name="P57">P (79%)</text:p>
          </table:table-cell>
        </table:table-row>
        <table:table-row table:style-name="Table3.1">
          <table:table-cell table:style-name="Table3.A2" office:value-type="string">
            <text:p text:style-name="P49">All Constant</text:p>
          </table:table-cell>
          <table:table-cell table:style-name="Table3.A2" office:value-type="string">
            <text:p text:style-name="P57">N (99%)</text:p>
          </table:table-cell>
          <table:table-cell table:style-name="Table3.A2" office:value-type="string">
            <text:p text:style-name="P57">N (98%)</text:p>
          </table:table-cell>
          <table:table-cell table:style-name="Table3.A2" office:value-type="string">
            <text:p text:style-name="P57">N (72%)</text:p>
          </table:table-cell>
          <table:table-cell table:style-name="Table3.E2" office:value-type="string">
            <text:p text:style-name="P57">P (74%)</text:p>
          </table:table-cell>
        </table:table-row>
      </table:table>
      <text:p text:style-name="P46"/>
      <text:p text:style-name="P42"><text:span text:style-name="T27">There are two sets of runs </text:span><text:span text:style-name="T30">in which</text:span><text:span text:style-name="T27"> the </text:span><text:span text:style-name="T32">R</text:span><text:span text:style-name="T33">hizophora</text:span><text:span text:style-name="T34"> </text:span><text:span text:style-name="T27">dominated the environment: when </text:span><text:span text:style-name="T31">everything is constant, and γ (allometric parameter related to maximum height) is varying; both instances have 3 blocks being disturbed. </text:span><text:span text:style-name="T27">Native genera were shown to fare consistently better than </text:span><text:span text:style-name="T32">R</text:span><text:span text:style-name="T33">hizophora</text:span><text:span text:style-name="T34"> </text:span><text:span text:style-name="T27">when all of these mangrove populations were mixed in the planted site. They displayed stable or slowly increasing population numbers, the random occurrence of powerful typhoons notwithstanding. The faster recovery rate of the planted mangroves can be attributed to its small population. </text:span><text:span text:style-name="T28">Since they initially had a small population, it stands to reason that they need only a small amount of time before reaching </text:span><text:span text:style-name="T29">the</text:span><text:span text:style-name="T28"> </text:span><text:span text:style-name="T29">pre-disaster population again</text:span><text:span text:style-name="T28">.</text:span></text:p>
      <text:h text:style-name="P10" text:outline-level="1">Conclusions and Recommendations</text:h>
      <text:p text:style-name="P39"><text:bookmark text:name="docs-internal-guid-2b0e87ca-9e52-3d68-0584-24c671f06641"/>This study shows that planting the wrong species of mangroves in an area not suited for them would not <text:span text:style-name="T77">yield good results from the point of view of population density and thus, biomass</text:span>. It is therefore important to choose the right type of species to plant when planning mangrove rehabilitation projects. It could also be seen that the block disturbance plays a huge factor on the population of the mangroves. The native mangroves, <text:span text:style-name="T66">Avicennia</text:span> and <text:span text:style-name="T66">Sonneratia</text:span>, will continue to <text:span text:style-name="T78">thrive in</text:span> the environment, but the experiments show that a storm strong enough to heavily damage the native genera will cause the <text:span text:style-name="T66">Rhizophora mucronata</text:span> mangroves to thrive and take over the habitat. <text:span text:style-name="T79">They are especially vulnerable to storms since they initially have a larger number of trees that can be affected by typhoons.</text:span><text:line-break/>The researchers applied a one-to-one correspondence between the matrix plot unit and the agent. This means that only one tree can grow on one patch at a given time. Letting multiple trees thrive on one patch can be added as an improvement to further study the mangrove’s propagation and its growth with response to competition. <text:span text:style-name="T80">The researchers </text:span><text:soft-page-break/><text:span text:style-name="T80">further recommend applying the model to other types of virtual environments and species if empirical data is available. </text:span></text:p>
      <text:p text:style-name="P25"/>
      <text:bibliography text:style-name="Sect1" text:name="Bibliography1">
        <text:bibliography-source>
          <text:index-title-template text:style-name="Heading_20_1">Bibliography</text:index-title-template>
          <text:bibliography-entry-template text:bibliography-type="article" text:style-name="Text_20_body">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Text_20_body">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h text:style-name="P60" text:outline-level="1">Bibliography</text:h>
          </text:index-title>
          <text:p text:style-name="P61">1: Drandreb Earl Juanico; Severino Salmo III, Simulated effects of site salinity and inundation on long-term growth trajectory and carbon sequestration in monospecific Rhizophora mucronata plantation in the Philippines, 2014</text:p>
          <text:p text:style-name="P59">2: K. Kathiresan; <text:s/>B.L. Bingham, Biology of mangroves and mangrove ecosystems, 2001</text:p>
          <text:p text:style-name="P61">3: Lee, S.Y.; Primavera, J.H.; Dahdouh-Guebas, F.; McKee, K.; Bosire,J.O.; Cannicci, S.; Diele, K.; Fromard, F.; Koedam, N.; Marchand, C.;Mendelssohn, I.; Mukherjee, N.; Record, S., <text:s/>Ecological role andservices of tropical mangrove ecosystems: a reassessment, 2014</text:p>
          <text:p text:style-name="P59">4: Etta Kavanagh, A world without mangroves?, 2007</text:p>
          <text:p text:style-name="P59">5: David Hiebeler, Populations on fragmented landscapes with spatially structured heterogeneities: landscape generation and local dispersal, 2000</text:p>
          <text:p text:style-name="P59">6: Ang, F.; Mariano, J.; Castro, K.; Bongolan, V. Ph.D.; Salmo, S. III Ph.D., An agent-based model of post-disaster mangrove forest regrowth, 2016</text:p>
          <text:p text:style-name="P59">7: Schauber, E.; Goodwin, B.; Jones, C.; Ostfeld, R., Spatial selection and inheritance: applying evolutionary concepts to population dynamics in heterogeneous space, 2007</text:p>
        </text:index-body>
      </text:bibliography>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entury Schoolbook" fo:font-size="11pt" fo:language="en" fo:country="PH" style:letter-kerning="tru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entury Schoolbook" fo:font-size="11pt" fo:language="en" fo:country="PH" style:letter-kerning="true" style:font-name-asian="Segoe U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4cm" loext:contextual-spacing="false" fo:line-height="150%" fo:text-align="justify" style:justify-single-word="false" fo:orphans="2" fo:widows="2" fo:text-indent="0cm" style:auto-text-indent="false" style:writing-mode="lr-tb"/>
      <style:text-properties officeooo:rsid="0016ce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US" fo:font-weight="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2a4f1c" style:font-name="Century Schoolbook" fo:font-family="'Century Schoolbook'" style:font-family-generic="roman" style:font-pitch="variable" fo:font-size="18pt" style:font-name-asian="Segoe UI"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3e762a" style:font-name="Century Schoolbook" fo:font-family="'Century Schoolbook'"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3e762a"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e762a" style:font-name="Century Schoolbook" fo:font-family="'Century Schoolbook'"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3e762a" style:font-name="Century Schoolbook" fo:font-family="'Century Schoolbook'"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55f51"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455f51" style:font-name="Century Schoolbook" fo:font-family="'Century Schoolbook'"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549e39"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455f51"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455f51" style:font-name="Century Schoolbook" fo:font-family="'Century Schoolbook'"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a4f1c" style:font-name="Century Schoolbook" fo:font-family="'Century Schoolbook'" style:font-family-generic="roman" style:font-pitch="variable" fo:font-size="18pt" style:font-name-asian="Segoe UI"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_20_Char" style:display-name="Heading 2 Char" style:family="text" style:parent-style-name="Default_20_Paragraph_20_Font">
      <style:text-properties fo:color="#3e762a" style:font-name="Century Schoolbook" fo:font-family="'Century Schoolbook'"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3e762a"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3e762a" style:font-name="Century Schoolbook" fo:font-family="'Century Schoolbook'"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3e762a" style:font-name="Century Schoolbook" fo:font-family="'Century Schoolbook'"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text-transform="uppercase"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2a4f1c" style:font-name="Century Schoolbook" fo:font-family="'Century Schoolbook'"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_20_Char" style:display-name="Heading 8 Char" style:family="text" style:parent-style-name="Default_20_Paragraph_20_Font">
      <style:text-properties fo:color="#2a4f1c" style:font-name="Century Schoolbook" fo:font-family="'Century Schoolbook'"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le_20_Char" style:display-name="Title Char" style:family="text" style:parent-style-name="Default_20_Paragraph_20_Font">
      <style:text-properties fo:text-transform="uppercase" fo:color="#455f51" style:font-name="Century Schoolbook" fo:font-family="'Century Schoolbook'"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549e39"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55f51" fo:font-size="12pt" style:font-size-asian="12pt" style:font-size-complex="12pt"/>
    </style:style>
    <style:style style:name="Intense_20_Quote_20_Char" style:display-name="Intense Quote Char" style:family="text" style:parent-style-name="Default_20_Paragraph_20_Font">
      <style:text-properties fo:color="#455f51" style:font-name="Century Schoolbook" fo:font-family="'Century Schoolbook'"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cm" loext:border="none"/>
    </style:style>
    <style:style style:name="Intense_20_Reference" style:display-name="Intense Reference" style:family="text" style:parent-style-name="Default_20_Paragraph_20_Font">
      <style:text-properties fo:font-variant="small-caps" fo:color="#455f51"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PH"/>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ent-based model of mangrove population dynamics using pair approximations</dc:title>
    <meta:initial-creator>Vincent Fiestada;Andrew Vince Lorbis</meta:initial-creator>
    <meta:keyword>mangroves</meta:keyword>
    <meta:keyword>population</meta:keyword>
    <meta:keyword>dynamics</meta:keyword>
    <meta:keyword>ecology</meta:keyword>
    <meta:keyword>modeling</meta:keyword>
    <meta:keyword>pair</meta:keyword>
    <meta:keyword>approximations</meta:keyword>
    <meta:keyword>thesis</meta:keyword>
    <meta:keyword>computer</meta:keyword>
    <meta:keyword>science</meta:keyword>
    <meta:keyword>biology</meta:keyword>
    <meta:editing-cycles>157</meta:editing-cycles>
    <meta:creation-date>2016-09-24T03:50:00</meta:creation-date>
    <dc:date>2017-04-25T14:39:52.750000000</dc:date>
    <meta:editing-duration>PT12H52M39S</meta:editing-duration>
    <meta:generator>LibreOffice/5.3.2.2$Windows_X86_64 LibreOffice_project/6cd4f1ef626f15116896b1d8e1398b56da0d0ee1</meta:generator>
    <meta:document-statistic meta:table-count="3" meta:image-count="0" meta:object-count="43" meta:page-count="12" meta:paragraph-count="174" meta:word-count="2790" meta:character-count="18096" meta:non-whitespace-character-count="154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i>D</mi>
    <annotation encoding="StarMath 5.0">D</annotation>
  </semantics>
</math>
</file>

<file path=Object 10/content.xml><?xml version="1.0" encoding="utf-8"?>
<math xmlns="http://www.w3.org/1998/Math/MathML" display="block">
  <semantics>
    <mi>D</mi>
    <annotation encoding="StarMath 5.0">D</annotation>
  </semantics>
</math>
</file>

<file path=Object 11/content.xml><?xml version="1.0" encoding="utf-8"?>
<math xmlns="http://www.w3.org/1998/Math/MathML" display="block">
  <semantics>
    <mrow>
      <mrow>
        <mfrac>
          <mi mathvariant="italic">dD</mi>
          <mi mathvariant="italic">dt</mi>
        </mfrac>
        <mo stretchy="false">=</mo>
        <mrow>
          <mo fence="true" stretchy="true">(</mo>
          <mrow>
            <mfrac>
              <mi mathvariant="normal">Ω</mi>
              <mrow>
                <mn>2</mn>
                <mo stretchy="false">+</mo>
                <mi mathvariant="normal">α</mi>
              </mrow>
            </mfrac>
          </mrow>
          <mo fence="true" stretchy="true">)</mo>
        </mrow>
      </mrow>
      <msup>
        <mi>D</mi>
        <mrow>
          <mi mathvariant="normal">β</mi>
          <mo stretchy="false">−</mo>
          <mi mathvariant="normal">α</mi>
          <mo stretchy="false">−</mo>
          <mn>1</mn>
        </mrow>
      </msup>
      <mrow>
        <mrow>
          <mo fence="true" stretchy="true">[</mo>
          <mrow>
            <mrow>
              <mrow>
                <mn>1</mn>
                <mo stretchy="false">−</mo>
                <mfrac>
                  <mn>1</mn>
                  <mi mathvariant="normal">γ</mi>
                </mfrac>
              </mrow>
              <msup>
                <mrow>
                  <mo fence="true" stretchy="true">(</mo>
                  <mrow>
                    <mfrac>
                      <mi>D</mi>
                      <msub>
                        <mi>D</mi>
                        <mi mathvariant="italic">max</mi>
                      </msub>
                    </mfrac>
                  </mrow>
                  <mo fence="true" stretchy="true">)</mo>
                </mrow>
                <mrow>
                  <mn>1</mn>
                  <mo stretchy="false">+</mo>
                  <mi mathvariant="normal">α</mi>
                </mrow>
              </msup>
            </mrow>
          </mrow>
          <mo fence="true" stretchy="true">]</mo>
        </mrow>
        <mo stretchy="false">×</mo>
        <mi mathvariant="normal">σ</mi>
      </mrow>
      <mrow>
        <mrow>
          <mo fence="true" stretchy="false">(</mo>
          <mrow>
            <mrow>
              <mi>x</mi>
              <mi>,</mi>
              <mi>y</mi>
            </mrow>
          </mrow>
          <mo fence="true" stretchy="false">)</mo>
        </mrow>
        <mo stretchy="false">×</mo>
        <mi mathvariant="normal">η</mi>
      </mrow>
      <mrow>
        <mrow>
          <mo fence="true" stretchy="false">(</mo>
          <mrow>
            <mrow>
              <mi>x</mi>
              <mi>,</mi>
              <mi>y</mi>
            </mrow>
          </mrow>
          <mo fence="true" stretchy="false">)</mo>
        </mrow>
        <mo stretchy="false">×</mo>
        <mi>K</mi>
      </mrow>
      <mrow>
        <mo fence="true" stretchy="false">(</mo>
        <mrow>
          <mrow>
            <mi>x</mi>
            <mi>,</mi>
            <mi>y</mi>
          </mrow>
        </mrow>
        <mo fence="true" stretchy="false">)</mo>
      </mrow>
    </mrow>
    <annotation encoding="StarMath 5.0">{dD} over {dt} = left ( { %OMEGA } over {2 + %alpha} right ) D^{ %beta - %alpha - 1 } left [ 1 - {1} over {%gamma} left ( {D} over {D_{max}} right )^{1 + %alpha}  right ] times %sigma( x,y ) times %eta( x,y )  times K( x,y )</annotation>
  </semantics>
</math>
</file>

<file path=Object 12/content.xml><?xml version="1.0" encoding="utf-8"?>
<math xmlns="http://www.w3.org/1998/Math/MathML" display="block">
  <semantics>
    <mi mathvariant="normal">α</mi>
    <annotation encoding="StarMath 5.0">%alpha</annotation>
  </semantics>
</math>
</file>

<file path=Object 13/content.xml><?xml version="1.0" encoding="utf-8"?>
<math xmlns="http://www.w3.org/1998/Math/MathML" display="block">
  <semantics>
    <mi mathvariant="normal">β</mi>
    <annotation encoding="StarMath 5.0">%beta</annotation>
  </semantics>
</math>
</file>

<file path=Object 14/content.xml><?xml version="1.0" encoding="utf-8"?>
<math xmlns="http://www.w3.org/1998/Math/MathML" display="block">
  <semantics>
    <mi mathvariant="normal">Ω</mi>
    <annotation encoding="StarMath 5.0">%OMEGA</annotation>
  </semantics>
</math>
</file>

<file path=Object 15/content.xml><?xml version="1.0" encoding="utf-8"?>
<math xmlns="http://www.w3.org/1998/Math/MathML" display="block">
  <semantics>
    <mi mathvariant="normal">γ</mi>
    <annotation encoding="StarMath 5.0">%gamma</annotation>
  </semantics>
</math>
</file>

<file path=Object 16/content.xml><?xml version="1.0" encoding="utf-8"?>
<math xmlns="http://www.w3.org/1998/Math/MathML" display="block">
  <semantics>
    <msub>
      <mi>D</mi>
      <mi mathvariant="italic">max</mi>
    </msub>
    <annotation encoding="StarMath 5.0">D_{ max }</annotation>
  </semantics>
</math>
</file>

<file path=Object 17/content.xml><?xml version="1.0" encoding="utf-8"?>
<math xmlns="http://www.w3.org/1998/Math/MathML" display="block">
  <semantics>
    <mrow>
      <mi mathvariant="normal">σ</mi>
      <mrow>
        <mo fence="true" stretchy="false">(</mo>
        <mrow>
          <mrow>
            <mi>x</mi>
            <mi>,</mi>
            <mi>y</mi>
          </mrow>
        </mrow>
        <mo fence="true" stretchy="false">)</mo>
      </mrow>
    </mrow>
    <annotation encoding="StarMath 5.0">%sigma( x,y )</annotation>
  </semantics>
</math>
</file>

<file path=Object 18/content.xml><?xml version="1.0" encoding="utf-8"?>
<math xmlns="http://www.w3.org/1998/Math/MathML" display="block">
  <semantics>
    <mrow>
      <mi mathvariant="normal">η</mi>
      <mrow>
        <mo fence="true" stretchy="false">(</mo>
        <mrow>
          <mrow>
            <mi>x</mi>
            <mi>,</mi>
            <mi>y</mi>
          </mrow>
        </mrow>
        <mo fence="true" stretchy="false">)</mo>
      </mrow>
    </mrow>
    <annotation encoding="StarMath 5.0">%eta( x,y )</annotation>
  </semantics>
</math>
</file>

<file path=Object 19/content.xml><?xml version="1.0" encoding="utf-8"?>
<math xmlns="http://www.w3.org/1998/Math/MathML" display="block">
  <semantics>
    <mrow>
      <mi>K</mi>
      <mrow>
        <mo fence="true" stretchy="false">(</mo>
        <mrow>
          <mrow>
            <mi>x</mi>
            <mi>,</mi>
            <mi>y</mi>
          </mrow>
        </mrow>
        <mo fence="true" stretchy="false">)</mo>
      </mrow>
    </mrow>
    <annotation encoding="StarMath 5.0">K( x,y )</annotation>
  </semantics>
</math>
</file>

<file path=Object 2/content.xml><?xml version="1.0" encoding="utf-8"?>
<math xmlns="http://www.w3.org/1998/Math/MathML" display="block">
  <semantics>
    <mi>α</mi>
    <annotation encoding="StarMath 5.0">α</annotation>
  </semantics>
</math>
</file>

<file path=Object 20/content.xml><?xml version="1.0" encoding="utf-8"?>
<math xmlns="http://www.w3.org/1998/Math/MathML" display="block">
  <semantics>
    <mi mathvariant="normal">α</mi>
    <annotation encoding="StarMath 5.0">%alpha</annotation>
  </semantics>
</math>
</file>

<file path=Object 21/content.xml><?xml version="1.0" encoding="utf-8"?>
<math xmlns="http://www.w3.org/1998/Math/MathML" display="block">
  <semantics>
    <mi mathvariant="normal">β</mi>
    <annotation encoding="StarMath 5.0">%beta</annotation>
  </semantics>
</math>
</file>

<file path=Object 22/content.xml><?xml version="1.0" encoding="utf-8"?>
<math xmlns="http://www.w3.org/1998/Math/MathML" display="block">
  <semantics>
    <mi mathvariant="normal">γ</mi>
    <annotation encoding="StarMath 5.0">%gamma</annotation>
  </semantics>
</math>
</file>

<file path=Object 23/content.xml><?xml version="1.0" encoding="utf-8"?>
<math xmlns="http://www.w3.org/1998/Math/MathML" display="block">
  <semantics>
    <msub>
      <mi mathvariant="normal">ω</mi>
      <mi>i</mi>
    </msub>
    <annotation encoding="StarMath 5.0">%omega_i</annotation>
  </semantics>
</math>
</file>

<file path=Object 24/content.xml><?xml version="1.0" encoding="utf-8"?>
<math xmlns="http://www.w3.org/1998/Math/MathML" display="block">
  <semantics>
    <mi mathvariant="italic">dt</mi>
    <annotation encoding="StarMath 5.0">dt</annotation>
  </semantics>
</math>
</file>

<file path=Object 25/content.xml><?xml version="1.0" encoding="utf-8"?>
<math xmlns="http://www.w3.org/1998/Math/MathML" display="block">
  <semantics>
    <mrow>
      <mi mathvariant="italic">dt</mi>
      <mspace/>
    </mrow>
    <annotation encoding="StarMath 5.0">dt`</annotation>
  </semantics>
</math>
</file>

<file path=Object 26/content.xml><?xml version="1.0" encoding="utf-8"?>
<math xmlns="http://www.w3.org/1998/Math/MathML" display="block">
  <semantics>
    <mrow>
      <mfrac>
        <mi mathvariant="italic">dD</mi>
        <mi mathvariant="italic">dt</mi>
      </mfrac>
      <mrow>
        <mi mathvariant="italic">dt</mi>
        <mo stretchy="false">=</mo>
        <mi mathvariant="italic">dD</mi>
      </mrow>
    </mrow>
    <annotation encoding="StarMath 5.0">{dD} over { dt } dt = dD</annotation>
  </semantics>
</math>
</file>

<file path=Object 27/content.xml><?xml version="1.0" encoding="utf-8"?>
<math xmlns="http://www.w3.org/1998/Math/MathML" display="block">
  <semantics>
    <mrow>
      <mn>0.7</mn>
      <mo stretchy="false">−</mo>
      <mi mathvariant="italic">kn</mi>
    </mrow>
    <annotation encoding="StarMath 5.0">0.7 - kn</annotation>
  </semantics>
</math>
</file>

<file path=Object 28/content.xml><?xml version="1.0" encoding="utf-8"?>
<math xmlns="http://www.w3.org/1998/Math/MathML" display="block">
  <semantics>
    <mi>k</mi>
    <annotation encoding="StarMath 5.0">k</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over accent="true">
        <mi mathvariant="normal">ξ</mi>
        <mo stretchy="false">˙</mo>
      </mover>
      <mrow>
        <mrow>
          <mo fence="true" stretchy="false">(</mo>
          <mrow>
            <mrow>
              <mi>r</mi>
              <mi>,</mi>
              <mi>t</mi>
            </mrow>
          </mrow>
          <mo fence="true" stretchy="false">)</mo>
        </mrow>
        <mo stretchy="false">=</mo>
        <mfrac>
          <mn>1</mn>
          <mi mathvariant="normal">τ</mi>
        </mfrac>
      </mrow>
      <mrow>
        <mo fence="true" stretchy="true">(</mo>
        <mrow>
          <mrow>
            <mrow>
              <mn>1</mn>
              <mo stretchy="false">−</mo>
              <msup>
                <mi mathvariant="normal">λ</mi>
                <mn>2</mn>
              </msup>
            </mrow>
            <msup>
              <mo stretchy="false">∇</mo>
              <mn>2</mn>
            </msup>
          </mrow>
        </mrow>
        <mo fence="true" stretchy="true">)</mo>
      </mrow>
      <mi mathvariant="normal">ξ</mi>
      <mrow>
        <mrow>
          <mo fence="true" stretchy="false">(</mo>
          <mrow>
            <mrow>
              <mi>r</mi>
              <mi>,</mi>
              <mi>t</mi>
            </mrow>
          </mrow>
          <mo fence="true" stretchy="false">)</mo>
        </mrow>
        <mo stretchy="false">+</mo>
        <mfrac>
          <mn>1</mn>
          <mi mathvariant="normal">τ</mi>
        </mfrac>
      </mrow>
      <mi mathvariant="normal">ω</mi>
      <mrow>
        <mo fence="true" stretchy="false">(</mo>
        <mrow>
          <mi>t</mi>
        </mrow>
        <mo fence="true" stretchy="false">)</mo>
      </mrow>
    </mrow>
    <annotation encoding="StarMath 5.0">dot{ %xi }( r, t ) = { 1 } over { %tau } left ( 1 - %lambda^2 nabla^2 right )  %xi( r, t ) + { 1 } over { %tau } %omega ( t )</annotation>
  </semantics>
</math>
</file>

<file path=Object 31/content.xml><?xml version="1.0" encoding="utf-8"?>
<math xmlns="http://www.w3.org/1998/Math/MathML" display="block">
  <semantics>
    <mrow>
      <mi mathvariant="normal">ω</mi>
      <mrow>
        <mo fence="true" stretchy="false">(</mo>
        <mrow>
          <mi>t</mi>
        </mrow>
        <mo fence="true" stretchy="false">)</mo>
      </mrow>
    </mrow>
    <annotation encoding="StarMath 5.0">%omega( t )</annotation>
  </semantics>
</math>
</file>

<file path=Object 32/content.xml><?xml version="1.0" encoding="utf-8"?>
<math xmlns="http://www.w3.org/1998/Math/MathML" display="block">
  <semantics>
    <mi mathvariant="normal">τ</mi>
    <annotation encoding="StarMath 5.0">%tau</annotation>
  </semantics>
</math>
</file>

<file path=Object 33/content.xml><?xml version="1.0" encoding="utf-8"?>
<math xmlns="http://www.w3.org/1998/Math/MathML" display="block">
  <semantics>
    <mi mathvariant="normal">λ</mi>
    <annotation encoding="StarMath 5.0">%lambda</annotation>
  </semantics>
</math>
</file>

<file path=Object 34/content.xml><?xml version="1.0" encoding="utf-8"?>
<math xmlns="http://www.w3.org/1998/Math/MathML" display="block">
  <semantics>
    <mi mathvariant="normal">Π</mi>
    <annotation encoding="StarMath 5.0"> %PI</annotation>
  </semantics>
</math>
</file>

<file path=Object 35/content.xml><?xml version="1.0" encoding="utf-8"?>
<math xmlns="http://www.w3.org/1998/Math/MathML" display="block">
  <semantics>
    <mrow>
      <mrow>
        <mfrac>
          <mrow>
            <mi>d</mi>
            <mi mathvariant="normal">Π</mi>
          </mrow>
          <mi mathvariant="italic">dt</mi>
        </mfrac>
        <mo stretchy="false">=</mo>
        <mfrac>
          <mrow>
            <mo stretchy="false">−</mo>
            <mn>1</mn>
          </mrow>
          <mi mathvariant="normal">τ</mi>
        </mfrac>
      </mrow>
      <mrow>
        <mo fence="true" stretchy="true">(</mo>
        <mrow>
          <mrow>
            <mrow>
              <mn>1</mn>
              <mo stretchy="false">−</mo>
              <msup>
                <mi mathvariant="normal">λ</mi>
                <mn>2</mn>
              </msup>
            </mrow>
            <msup>
              <mo stretchy="false">∇</mo>
              <mn>2</mn>
            </msup>
          </mrow>
        </mrow>
        <mo fence="true" stretchy="true">)</mo>
      </mrow>
      <mrow>
        <mi mathvariant="normal">Π</mi>
        <mo stretchy="false">+</mo>
        <mfrac>
          <mn>1</mn>
          <mi mathvariant="normal">τ</mi>
        </mfrac>
      </mrow>
      <mi mathvariant="normal">ω</mi>
    </mrow>
    <annotation encoding="StarMath 5.0">{d%PI} over {dt} = - { 1 } over { %tau } left ( 1 - %lambda^2 nabla^2 right )  %PI + { 1 } over { %tau } %omega</annotation>
  </semantics>
</math>
</file>

<file path=Object 36/content.xml><?xml version="1.0" encoding="utf-8"?>
<math xmlns="http://www.w3.org/1998/Math/MathML" display="block">
  <semantics>
    <mrow>
      <msup>
        <mo stretchy="false">∇</mo>
        <mn>2</mn>
      </msup>
      <mrow>
        <mi mathvariant="normal">Π</mi>
        <mo stretchy="false">=</mo>
        <mrow>
          <msub>
            <mi mathvariant="normal">Π</mi>
            <mi mathvariant="italic">xx</mi>
          </msub>
          <mo stretchy="false">+</mo>
          <msub>
            <mi mathvariant="normal">Π</mi>
            <mi mathvariant="italic">yy</mi>
          </msub>
        </mrow>
      </mrow>
    </mrow>
    <annotation encoding="StarMath 5.0">nabla ^2 %PI = %PI_xx+%PI_yy</annotation>
  </semantics>
</math>
</file>

<file path=Object 37/content.xml><?xml version="1.0" encoding="utf-8"?>
<math xmlns="http://www.w3.org/1998/Math/MathML" display="block">
  <semantics>
    <mi>i</mi>
    <annotation encoding="StarMath 5.0">i</annotation>
  </semantics>
</math>
</file>

<file path=Object 39/content.xml><?xml version="1.0" encoding="utf-8"?>
<math xmlns="http://www.w3.org/1998/Math/MathML" display="block">
  <semantics>
    <mrow>
      <mrow>
        <msub>
          <mi mathvariant="normal">ω</mi>
          <mi>i</mi>
        </msub>
        <mo stretchy="false">=</mo>
        <mrow>
          <msub>
            <mi mathvariant="normal">ω</mi>
            <mrow>
              <mi>i</mi>
              <mo stretchy="false">−</mo>
              <mn>1</mn>
            </mrow>
          </msub>
          <mo stretchy="false">+</mo>
          <mi mathvariant="italic">Normal</mi>
        </mrow>
      </mrow>
      <mrow>
        <mo fence="true" stretchy="false">(</mo>
        <mrow>
          <mrow>
            <mn>0,</mn>
            <mi mathvariant="italic">dt</mi>
          </mrow>
        </mrow>
        <mo fence="true" stretchy="false">)</mo>
      </mrow>
    </mrow>
    <annotation encoding="StarMath 5.0">%omega_i = %omega_{i - 1} + Normal(0, dt)</annotation>
  </semantics>
</math>
</file>

<file path=Object 4/content.xml><?xml version="1.0" encoding="utf-8"?>
<math xmlns="http://www.w3.org/1998/Math/MathML" display="block">
  <semantics>
    <mi>β</mi>
    <annotation encoding="StarMath 5.0">β</annotation>
  </semantics>
</math>
</file>

<file path=Object 40/content.xml><?xml version="1.0" encoding="utf-8"?>
<math xmlns="http://www.w3.org/1998/Math/MathML" display="block">
  <semantics>
    <mrow>
      <msub>
        <mi mathvariant="normal">ω</mi>
        <mn>0</mn>
      </msub>
      <mo stretchy="false">=</mo>
      <mn>0</mn>
    </mrow>
    <annotation encoding="StarMath 5.0">%omega_0 = 0</annotation>
  </semantics>
</math>
</file>

<file path=Object 41/content.xml><?xml version="1.0" encoding="utf-8"?>
<math xmlns="http://www.w3.org/1998/Math/MathML" display="block">
  <semantics>
    <mrow>
      <msub>
        <mi mathvariant="normal">Π</mi>
        <mn>0</mn>
      </msub>
      <mo stretchy="false">=</mo>
      <mn>0</mn>
    </mrow>
    <annotation encoding="StarMath 5.0">%PI_0 = 0</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row>
      <mi>j</mi>
      <mi>,</mi>
      <mi>k</mi>
    </mrow>
    <annotation encoding="StarMath 5.0">j,k</annotation>
  </semantics>
</math>
</file>

<file path=Object 44/content.xml><?xml version="1.0" encoding="utf-8"?>
<math xmlns="http://www.w3.org/1998/Math/MathML" display="block">
  <semantics>
    <mrow>
      <mrow>
        <msubsup>
          <mi mathvariant="normal">Π</mi>
          <mrow>
            <mi>j</mi>
            <mi>,</mi>
            <mi>k</mi>
          </mrow>
          <mi>i</mi>
        </msubsup>
        <mo stretchy="false">=</mo>
        <mrow>
          <msubsup>
            <mi mathvariant="normal">Π</mi>
            <mrow>
              <mi>j</mi>
              <mi>,</mi>
              <mi>k</mi>
            </mrow>
            <mrow>
              <mi>i</mi>
              <mo stretchy="false">−</mo>
              <mn>1</mn>
            </mrow>
          </msubsup>
          <mo stretchy="false">+</mo>
          <mi mathvariant="italic">dt</mi>
        </mrow>
      </mrow>
      <mrow>
        <mo fence="true" stretchy="true">[</mo>
        <mrow>
          <mrow>
            <mrow>
              <mo fence="true" stretchy="false">(</mo>
              <mrow>
                <mfrac>
                  <mrow>
                    <mo stretchy="false">−</mo>
                    <mn>1</mn>
                  </mrow>
                  <mi mathvariant="normal">τ</mi>
                </mfrac>
              </mrow>
              <mo fence="true" stretchy="false">)</mo>
            </mrow>
            <mrow>
              <msubsup>
                <mi mathvariant="normal">Π</mi>
                <mrow>
                  <mi>j</mi>
                  <mi>,</mi>
                  <mi>k</mi>
                </mrow>
                <mrow>
                  <mi>i</mi>
                  <mo stretchy="false">−</mo>
                  <mn>1</mn>
                </mrow>
              </msubsup>
              <mo stretchy="false">+</mo>
              <mrow>
                <mo fence="true" stretchy="false">(</mo>
                <mrow>
                  <mfrac>
                    <msup>
                      <mi mathvariant="normal">λ</mi>
                      <mn>2</mn>
                    </msup>
                    <mi mathvariant="normal">τ</mi>
                  </mfrac>
                </mrow>
                <mo fence="true" stretchy="false">)</mo>
              </mrow>
            </mrow>
            <mrow>
              <mfrac>
                <mrow>
                  <mrow>
                    <msubsup>
                      <mi mathvariant="normal">Π</mi>
                      <mrow>
                        <mrow>
                          <mi>j</mi>
                          <mo stretchy="false">+</mo>
                          <mn>1</mn>
                        </mrow>
                        <mi>,</mi>
                        <mi>k</mi>
                      </mrow>
                      <mrow>
                        <mi>i</mi>
                        <mo stretchy="false">−</mo>
                        <mn>1</mn>
                      </mrow>
                    </msubsup>
                    <mo stretchy="false">−</mo>
                    <mn>2</mn>
                  </mrow>
                  <mrow>
                    <msubsup>
                      <mi mathvariant="normal">Π</mi>
                      <mrow>
                        <mi>j</mi>
                        <mi>,</mi>
                        <mi>k</mi>
                      </mrow>
                      <mrow>
                        <mi>i</mi>
                        <mo stretchy="false">−</mo>
                        <mn>1</mn>
                      </mrow>
                    </msubsup>
                    <mo stretchy="false">+</mo>
                    <msubsup>
                      <mi mathvariant="normal">Π</mi>
                      <mrow>
                        <mrow>
                          <mi>j</mi>
                          <mo stretchy="false">−</mo>
                          <mn>1</mn>
                        </mrow>
                        <mi>,</mi>
                        <mi>k</mi>
                      </mrow>
                      <mrow>
                        <mi>i</mi>
                        <mo stretchy="false">−</mo>
                        <mn>1</mn>
                      </mrow>
                    </msubsup>
                  </mrow>
                </mrow>
                <msup>
                  <mrow>
                    <mo fence="true" stretchy="false">(</mo>
                    <mrow>
                      <mrow>
                        <mi mathvariant="normal">Δ</mi>
                        <mi>x</mi>
                      </mrow>
                    </mrow>
                    <mo fence="true" stretchy="false">)</mo>
                  </mrow>
                  <mn>2</mn>
                </msup>
              </mfrac>
              <mo stretchy="false">+</mo>
              <mrow>
                <mo fence="true" stretchy="false">(</mo>
                <mrow>
                  <mfrac>
                    <msup>
                      <mi mathvariant="normal">λ</mi>
                      <mn>2</mn>
                    </msup>
                    <mi mathvariant="normal">τ</mi>
                  </mfrac>
                </mrow>
                <mo fence="true" stretchy="false">)</mo>
              </mrow>
            </mrow>
            <mrow>
              <mfrac>
                <mrow>
                  <mrow>
                    <msubsup>
                      <mi mathvariant="normal">Π</mi>
                      <mrow>
                        <mi>j</mi>
                        <mi>,</mi>
                        <mrow>
                          <mi>k</mi>
                          <mo stretchy="false">+</mo>
                          <mn>1</mn>
                        </mrow>
                      </mrow>
                      <mrow>
                        <mi>i</mi>
                        <mo stretchy="false">−</mo>
                        <mn>1</mn>
                      </mrow>
                    </msubsup>
                    <mo stretchy="false">−</mo>
                    <mn>2</mn>
                  </mrow>
                  <mrow>
                    <msubsup>
                      <mi mathvariant="normal">Π</mi>
                      <mrow>
                        <mi>j</mi>
                        <mi>,</mi>
                        <mi>k</mi>
                      </mrow>
                      <mrow>
                        <mi>i</mi>
                        <mo stretchy="false">−</mo>
                        <mn>1</mn>
                      </mrow>
                    </msubsup>
                    <mo stretchy="false">+</mo>
                    <msubsup>
                      <mi mathvariant="normal">Π</mi>
                      <mrow>
                        <mi>j</mi>
                        <mi>,</mi>
                        <mrow>
                          <mi>k</mi>
                          <mo stretchy="false">−</mo>
                          <mn>1</mn>
                        </mrow>
                      </mrow>
                      <mrow>
                        <mi>i</mi>
                        <mo stretchy="false">−</mo>
                        <mn>1</mn>
                      </mrow>
                    </msubsup>
                  </mrow>
                </mrow>
                <msup>
                  <mrow>
                    <mo fence="true" stretchy="false">(</mo>
                    <mrow>
                      <mrow>
                        <mi mathvariant="normal">Δ</mi>
                        <mi>y</mi>
                      </mrow>
                    </mrow>
                    <mo fence="true" stretchy="false">)</mo>
                  </mrow>
                  <mn>2</mn>
                </msup>
              </mfrac>
              <mo stretchy="false">+</mo>
              <mfrac>
                <mn>1</mn>
                <mi mathvariant="normal">τ</mi>
              </mfrac>
            </mrow>
            <msubsup>
              <mi mathvariant="normal">ω</mi>
              <mrow>
                <mi>j</mi>
                <mi>,</mi>
                <mi>k</mi>
              </mrow>
              <mi>i</mi>
            </msubsup>
          </mrow>
        </mrow>
        <mo fence="true" stretchy="true">]</mo>
      </mrow>
    </mrow>
    <annotation encoding="StarMath 5.0">%PI^i_{ j,k } = %PI^{ i-1 }_{ j,k } + dt left [ ({-1} over {%tau})%PI^{i-1}_{j,k} + ({%lambda^2} over {%tau}){%PI^{i-1}_{j+1,k} - 2%PI^{i-1}_{j,k} + %PI^{i-1}_{j-1,k} } over {(%DELTA x)^2} + ({%lambda^2} over {%tau}){%PI^{i-1}_{j,k+1} - 2%PI^{i-1}_{j,k} + %PI^{i-1}_{j,k-1} } over {(%DELTA y)^2} + {1} over {%tau} %omega^{i}_{j,k} right ]</annotation>
  </semantics>
</math>
</file>

<file path=Object 5/content.xml><?xml version="1.0" encoding="utf-8"?>
<math xmlns="http://www.w3.org/1998/Math/MathML" display="block">
  <semantics>
    <mrow>
      <mi>D</mi>
      <mo stretchy="false">≥</mo>
      <mn>5</mn>
    </mrow>
    <annotation encoding="StarMath 5.0">D &gt;= 5 </annotation>
  </semantics>
</math>
</file>

<file path=Object 6/content.xml><?xml version="1.0" encoding="utf-8"?>
<math xmlns="http://www.w3.org/1998/Math/MathML" display="block">
  <semantics>
    <mi>λ</mi>
    <annotation encoding="StarMath 5.0">λ</annotation>
  </semantics>
</math>
</file>

<file path=Object 7/content.xml><?xml version="1.0" encoding="utf-8"?>
<math xmlns="http://www.w3.org/1998/Math/MathML" display="block">
  <semantics>
    <mrow>
      <mrow>
        <mi>D</mi>
        <mo stretchy="false">∈</mo>
        <mo stretchy="false">[</mo>
      </mrow>
      <mn>2.5,</mn>
      <mn>5</mn>
      <mo stretchy="false">)</mo>
    </mrow>
    <annotation encoding="StarMath 5.0">D in \[ 2.5, 5\) </annotation>
  </semantics>
</math>
</file>

<file path=Object 8/content.xml><?xml version="1.0" encoding="utf-8"?>
<math xmlns="http://www.w3.org/1998/Math/MathML" display="block">
  <semantics>
    <mrow>
      <mrow>
        <mi>D</mi>
        <mo stretchy="false">∈</mo>
        <mo stretchy="false">[</mo>
      </mrow>
      <mn>0.5,</mn>
      <mn>2.5</mn>
      <mo stretchy="false">)</mo>
    </mrow>
    <annotation encoding="StarMath 5.0">D in \[0.5, 2.5\)</annotation>
  </semantics>
</math>
</file>

<file path=Object 9/content.xml><?xml version="1.0" encoding="utf-8"?>
<math xmlns="http://www.w3.org/1998/Math/MathML" display="block">
  <semantics>
    <mi>D</mi>
    <annotation encoding="StarMath 5.0">D</annotation>
  </semantics>
</math>
</file>